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 svg:font-family="A#"/>
    <style:font-face style:name="Ar#" svg:font-family="Ar#"/>
    <style:font-face style:name="Arial2" svg:font-family="Arial" style:font-family-generic="swiss"/>
    <style:font-face style:name="Consolas1" svg:font-family="Consolas" style:font-family-generic="modern" style:font-pitch="fixed"/>
    <style:font-face style:name="Amiri Quran" svg:font-family="'Amiri Quran'" style:font-pitch="variable"/>
    <style:font-face style:name="Consolas" svg:font-family="Consola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venir LT Std 45 Book" svg:font-family="'Avenir LT Std 45 Book'" style:font-family-generic="swiss" style:font-pitch="variable"/>
    <style:font-face style:name="Consolas2" svg:font-family="Consolas" style:font-family-generic="swiss"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ranklin Gothic Book" fo:font-size="36pt" fo:font-weight="bold" officeooo:rsid="0014071c" officeooo:paragraph-rsid="0014071c" style:font-size-asian="31.5pt" style:font-weight-asian="bold" style:font-size-complex="36pt" style:font-weight-complex="bold"/>
    </style:style>
    <style:style style:name="P2" style:family="paragraph" style:parent-style-name="Standard">
      <style:text-properties style:font-name="Franklin Gothic Book" fo:font-size="22pt" fo:font-weight="normal" officeooo:rsid="0014071c" officeooo:paragraph-rsid="0014071c" style:font-size-asian="19.25pt" style:font-weight-asian="normal" style:font-size-complex="22pt" style:font-weight-complex="normal"/>
    </style:style>
    <style:style style:name="P3" style:family="paragraph" style:parent-style-name="Standard">
      <style:text-properties style:font-name="Franklin Gothic Book" fo:font-size="14pt" fo:font-weight="bold" officeooo:rsid="0014f1ff" officeooo:paragraph-rsid="0014f1ff" style:font-size-asian="12.25pt" style:font-weight-asian="bold" style:font-size-complex="14pt" style:font-weight-complex="bold"/>
    </style:style>
    <style:style style:name="P4" style:family="paragraph" style:parent-style-name="Standard">
      <style:text-properties style:font-name="Franklin Gothic Book" fo:font-size="16pt" fo:font-weight="normal" officeooo:rsid="0014f1ff" officeooo:paragraph-rsid="0014f1ff" style:font-size-asian="16pt" style:font-weight-asian="normal" style:font-size-complex="16pt" style:font-weight-complex="normal"/>
    </style:style>
    <style:style style:name="P5" style:family="paragraph" style:parent-style-name="Standard">
      <style:text-properties style:font-name="Franklin Gothic Book" fo:font-size="16pt" fo:font-weight="normal" officeooo:rsid="00177484" officeooo:paragraph-rsid="00177484" style:font-size-asian="16pt" style:font-weight-asian="normal" style:font-size-complex="16pt" style:font-weight-complex="normal"/>
    </style:style>
    <style:style style:name="P6" style:family="paragraph" style:parent-style-name="Standard">
      <style:text-properties style:font-name="Franklin Gothic Book" fo:font-size="16pt" fo:font-weight="normal" officeooo:rsid="00193a2e" officeooo:paragraph-rsid="00193a2e" style:font-size-asian="16pt" style:font-weight-asian="normal" style:font-size-complex="16pt" style:font-weight-complex="normal"/>
    </style:style>
    <style:style style:name="P7" style:family="paragraph" style:parent-style-name="Standard">
      <style:text-properties style:font-name="Franklin Gothic Book" fo:font-size="12pt" fo:font-weight="normal" officeooo:rsid="00193a2e" officeooo:paragraph-rsid="00193a2e" style:font-size-asian="10.5pt" style:font-weight-asian="normal" style:font-size-complex="12pt" style:font-weight-complex="normal"/>
    </style:style>
    <style:style style:name="P8" style:family="paragraph" style:parent-style-name="Standard">
      <style:text-properties style:font-name="Arial" fo:font-size="14pt" fo:font-weight="bold" officeooo:rsid="0014f1ff" officeooo:paragraph-rsid="0014f1ff" style:font-size-asian="12.25pt" style:font-weight-asian="bold" style:font-size-complex="14pt" style:font-weight-complex="bold"/>
    </style:style>
    <style:style style:name="P9" style:family="paragraph" style:parent-style-name="Standard">
      <style:text-properties style:font-name="Arial" fo:font-size="14pt" fo:font-weight="bold" officeooo:rsid="0037db92" officeooo:paragraph-rsid="0037db92" style:font-size-asian="12.25pt" style:font-weight-asian="bold" style:font-size-complex="14pt" style:font-weight-complex="bold"/>
    </style:style>
    <style:style style:name="P10" style:family="paragraph" style:parent-style-name="Standard">
      <style:text-properties style:font-name="Arial" fo:font-size="14pt" fo:font-weight="bold" officeooo:rsid="0037e084" officeooo:paragraph-rsid="0037e084" style:font-size-asian="12.25pt" style:font-weight-asian="bold" style:font-size-complex="14pt" style:font-weight-complex="bold"/>
    </style:style>
    <style:style style:name="P11" style:family="paragraph" style:parent-style-name="Standard">
      <style:text-properties style:font-name="Arial" fo:font-size="14pt" fo:font-weight="normal" officeooo:rsid="0014f1ff" officeooo:paragraph-rsid="0014f1ff" style:font-size-asian="12.25pt" style:font-weight-asian="normal" style:font-size-complex="14pt" style:font-weight-complex="normal"/>
    </style:style>
    <style:style style:name="P12" style:family="paragraph" style:parent-style-name="Standard">
      <style:text-properties style:font-name="Arial" fo:font-size="14pt" fo:font-weight="normal" officeooo:rsid="0014f1ff" officeooo:paragraph-rsid="0037db92" style:font-size-asian="12.25pt" style:font-weight-asian="normal" style:font-size-complex="14pt" style:font-weight-complex="normal"/>
    </style:style>
    <style:style style:name="P13" style:family="paragraph" style:parent-style-name="Standard">
      <style:text-properties style:font-name="Arial" fo:font-size="14pt" fo:font-weight="normal" officeooo:rsid="00177484" officeooo:paragraph-rsid="00177484" style:font-size-asian="12.25pt" style:font-weight-asian="normal" style:font-size-complex="14pt" style:font-weight-complex="normal"/>
    </style:style>
    <style:style style:name="P14" style:family="paragraph" style:parent-style-name="Standard">
      <style:text-properties style:font-name="Arial" fo:font-size="14pt" fo:font-weight="normal" officeooo:rsid="0017c81e" officeooo:paragraph-rsid="0017c81e" style:font-size-asian="12.25pt" style:font-weight-asian="normal" style:font-size-complex="14pt" style:font-weight-complex="normal"/>
    </style:style>
    <style:style style:name="P15" style:family="paragraph" style:parent-style-name="Standard">
      <style:text-properties style:font-name="Arial" fo:font-size="14pt" fo:font-weight="normal" officeooo:rsid="001a2d14" officeooo:paragraph-rsid="001a2d14" style:font-size-asian="12.25pt" style:font-weight-asian="normal" style:font-size-complex="14pt" style:font-weight-complex="normal"/>
    </style:style>
    <style:style style:name="P16" style:family="paragraph" style:parent-style-name="Standard">
      <style:text-properties style:font-name="Arial" fo:font-size="14pt" fo:font-weight="normal" officeooo:rsid="001c01a6" officeooo:paragraph-rsid="001c01a6" style:font-size-asian="12.25pt" style:font-weight-asian="normal" style:font-size-complex="14pt" style:font-weight-complex="normal"/>
    </style:style>
    <style:style style:name="P17" style:family="paragraph" style:parent-style-name="Standard">
      <style:text-properties style:font-name="Arial" fo:font-size="14pt" fo:font-weight="normal" officeooo:rsid="001c01a6" officeooo:paragraph-rsid="001d0947" style:font-size-asian="12.25pt" style:font-weight-asian="normal" style:font-size-complex="14pt" style:font-weight-complex="normal"/>
    </style:style>
    <style:style style:name="P18" style:family="paragraph" style:parent-style-name="Standard">
      <style:text-properties style:font-name="Arial" fo:font-size="14pt" fo:font-weight="normal" officeooo:rsid="001d0947" officeooo:paragraph-rsid="001c01a6" style:font-size-asian="12.25pt" style:font-weight-asian="normal" style:font-size-complex="14pt" style:font-weight-complex="normal"/>
    </style:style>
    <style:style style:name="P19" style:family="paragraph" style:parent-style-name="Standard">
      <style:text-properties style:font-name="Arial" fo:font-size="14pt" fo:font-weight="normal" officeooo:rsid="001d0947" officeooo:paragraph-rsid="001d0947" style:font-size-asian="12.25pt" style:font-weight-asian="normal" style:font-size-complex="14pt" style:font-weight-complex="normal"/>
    </style:style>
    <style:style style:name="P20" style:family="paragraph" style:parent-style-name="Standard">
      <style:text-properties style:font-name="Arial" fo:font-size="14pt" fo:font-weight="normal" officeooo:rsid="001ebb45" officeooo:paragraph-rsid="001ebb45" style:font-size-asian="12.25pt" style:font-weight-asian="normal" style:font-size-complex="14pt" style:font-weight-complex="normal"/>
    </style:style>
    <style:style style:name="P21" style:family="paragraph" style:parent-style-name="Standard">
      <style:text-properties style:font-name="Arial" fo:font-size="14pt" fo:font-weight="normal" officeooo:rsid="0020ba26" officeooo:paragraph-rsid="0020ba26" style:font-size-asian="12.25pt" style:font-weight-asian="normal" style:font-size-complex="14pt" style:font-weight-complex="normal"/>
    </style:style>
    <style:style style:name="P22" style:family="paragraph" style:parent-style-name="Standard">
      <style:text-properties style:font-name="Arial" fo:font-size="14pt" fo:font-weight="normal" officeooo:rsid="0037db92" officeooo:paragraph-rsid="0037db92" style:font-size-asian="12.25pt" style:font-weight-asian="normal" style:font-size-complex="14pt" style:font-weight-complex="normal"/>
    </style:style>
    <style:style style:name="P23" style:family="paragraph" style:parent-style-name="Standard">
      <style:text-properties style:font-name="Arial" fo:font-size="14pt" fo:font-weight="normal" officeooo:rsid="0020ba26" officeooo:paragraph-rsid="0020ba26" style:font-size-asian="14pt" style:font-weight-asian="normal" style:font-size-complex="14pt" style:font-weight-complex="normal"/>
    </style:style>
    <style:style style:name="P24" style:family="paragraph" style:parent-style-name="Standard">
      <style:text-properties style:font-name="Arial" fo:font-size="11pt" fo:font-weight="normal" officeooo:rsid="001c01a6" officeooo:paragraph-rsid="001c01a6" style:font-size-asian="9.60000038146973pt" style:font-weight-asian="normal" style:font-size-complex="11pt" style:font-weight-complex="normal"/>
    </style:style>
    <style:style style:name="P25" style:family="paragraph" style:parent-style-name="Standard">
      <style:text-properties style:font-name="Arial" fo:font-size="11pt" fo:font-style="normal" fo:font-weight="bold" officeooo:rsid="002c7f14" officeooo:paragraph-rsid="002c7f14" style:font-size-asian="11pt" style:font-style-asian="normal" style:font-weight-asian="bold" style:font-size-complex="11pt" style:font-style-complex="normal" style:font-weight-complex="bold"/>
    </style:style>
    <style:style style:name="P26" style:family="paragraph" style:parent-style-name="Standard">
      <style:text-properties style:font-name="Arial" fo:font-size="11pt" fo:font-weight="bold" officeooo:rsid="0030a700" officeooo:paragraph-rsid="0030a700" style:font-size-asian="9.60000038146973pt" style:font-weight-asian="bold" style:font-size-complex="11pt" style:font-weight-complex="bold"/>
    </style:style>
    <style:style style:name="P27" style:family="paragraph" style:parent-style-name="Standard">
      <style:text-properties style:font-name="Arial" fo:font-size="9.5pt" fo:font-weight="normal" officeooo:rsid="00177484" officeooo:paragraph-rsid="00177484" style:font-size-asian="9.5pt" style:font-weight-asian="normal" style:font-size-complex="9.5pt" style:font-weight-complex="normal"/>
    </style:style>
    <style:style style:name="P28" style:family="paragraph" style:parent-style-name="Standard">
      <style:text-properties style:font-name="Arial" fo:font-size="9.5pt" fo:font-weight="normal" officeooo:rsid="001ebb45" officeooo:paragraph-rsid="001ebb45" style:font-size-asian="8.30000019073486pt" style:font-weight-asian="normal" style:font-size-complex="9.5pt" style:font-weight-complex="normal"/>
    </style:style>
    <style:style style:name="P29" style:family="paragraph" style:parent-style-name="Standard">
      <style:text-properties style:font-name="Arial" fo:font-size="9.5pt" fo:font-weight="normal" officeooo:rsid="001ebb45" officeooo:paragraph-rsid="0020ba26" style:font-size-asian="8.30000019073486pt" style:font-weight-asian="normal" style:font-size-complex="9.5pt" style:font-weight-complex="normal"/>
    </style:style>
    <style:style style:name="P30" style:family="paragraph" style:parent-style-name="Standard">
      <style:text-properties style:font-name="Arial" fo:font-size="9.5pt" fo:font-weight="normal" officeooo:rsid="001ebb45" officeooo:paragraph-rsid="0023b24e" style:font-size-asian="8.30000019073486pt" style:font-weight-asian="normal" style:font-size-complex="9.5pt" style:font-weight-complex="normal"/>
    </style:style>
    <style:style style:name="P31" style:family="paragraph" style:parent-style-name="Standard">
      <style:text-properties style:font-name="Arial" fo:font-size="9.5pt" fo:font-weight="normal" officeooo:rsid="001ebb45" officeooo:paragraph-rsid="0023cdb6" style:font-size-asian="8.30000019073486pt" style:font-weight-asian="normal" style:font-size-complex="9.5pt" style:font-weight-complex="normal"/>
    </style:style>
    <style:style style:name="P32" style:family="paragraph" style:parent-style-name="Standard">
      <style:text-properties style:font-name="Arial" fo:font-size="9.5pt" fo:font-weight="normal" officeooo:rsid="001ebb45" officeooo:paragraph-rsid="002705fd" style:font-size-asian="8.30000019073486pt" style:font-weight-asian="normal" style:font-size-complex="9.5pt" style:font-weight-complex="normal"/>
    </style:style>
    <style:style style:name="P33" style:family="paragraph" style:parent-style-name="Standard">
      <style:text-properties style:font-name="Arial" fo:font-size="9.5pt" fo:font-weight="normal" officeooo:rsid="001ebb45" officeooo:paragraph-rsid="0028aa6c" style:font-size-asian="8.30000019073486pt" style:font-weight-asian="normal" style:font-size-complex="9.5pt" style:font-weight-complex="normal"/>
    </style:style>
    <style:style style:name="P34" style:family="paragraph" style:parent-style-name="Standard">
      <style:text-properties style:font-name="Arial" fo:font-size="9.5pt" fo:font-weight="normal" officeooo:rsid="0020ba26" officeooo:paragraph-rsid="0020ba26" style:font-size-asian="8.30000019073486pt" style:font-weight-asian="normal" style:font-size-complex="9.5pt" style:font-weight-complex="normal"/>
    </style:style>
    <style:style style:name="P35" style:family="paragraph" style:parent-style-name="Standard">
      <style:text-properties style:font-name="Arial" fo:font-size="9.5pt" fo:font-weight="normal" officeooo:rsid="0021e303" officeooo:paragraph-rsid="0021e303" style:font-size-asian="8.30000019073486pt" style:font-weight-asian="normal" style:font-size-complex="9.5pt" style:font-weight-complex="normal"/>
    </style:style>
    <style:style style:name="P36" style:family="paragraph" style:parent-style-name="Standard">
      <style:text-properties style:font-name="Arial" fo:font-size="9.5pt" fo:font-weight="normal" officeooo:rsid="002c7f14" officeooo:paragraph-rsid="002c7f14" style:font-size-asian="8.30000019073486pt" style:font-weight-asian="normal" style:font-size-complex="9.5pt" style:font-weight-complex="normal"/>
    </style:style>
    <style:style style:name="P37" style:family="paragraph" style:parent-style-name="Standard">
      <style:text-properties style:font-name="Arial" fo:font-size="16pt" fo:font-weight="normal" officeooo:rsid="00193a2e" officeooo:paragraph-rsid="00193a2e" style:font-size-asian="16pt" style:font-weight-asian="normal" style:font-size-complex="16pt" style:font-weight-complex="normal"/>
    </style:style>
    <style:style style:name="P38" style:family="paragraph" style:parent-style-name="Standard">
      <style:text-properties style:font-name="Arial" fo:font-size="16pt" fo:font-weight="normal" officeooo:rsid="001d0947" officeooo:paragraph-rsid="001d0947" style:font-size-asian="16pt" style:font-weight-asian="normal" style:font-size-complex="16pt" style:font-weight-complex="normal"/>
    </style:style>
    <style:style style:name="P39" style:family="paragraph" style:parent-style-name="Standard">
      <style:text-properties style:font-name="Arial" fo:font-size="16pt" fo:font-weight="normal" officeooo:rsid="001ebb45" officeooo:paragraph-rsid="0023cdb6" style:font-size-asian="16pt" style:font-weight-asian="normal" style:font-size-complex="16pt" style:font-weight-complex="normal"/>
    </style:style>
    <style:style style:name="P40" style:family="paragraph" style:parent-style-name="Standard">
      <style:text-properties style:font-name="Arial" fo:font-size="16pt" fo:font-weight="normal" officeooo:rsid="002c7f14" officeooo:paragraph-rsid="002c7f14" style:font-size-asian="14pt" style:font-weight-asian="normal" style:font-size-complex="16pt" style:font-weight-complex="normal"/>
    </style:style>
    <style:style style:name="P41" style:family="paragraph" style:parent-style-name="Standard">
      <style:text-properties style:font-name="Arial" fo:font-size="16pt" fo:font-weight="normal" officeooo:rsid="002c7f14" officeooo:paragraph-rsid="002f38f9" style:font-size-asian="14pt" style:font-weight-asian="normal" style:font-size-complex="16pt" style:font-weight-complex="normal"/>
    </style:style>
    <style:style style:name="P42" style:family="paragraph" style:parent-style-name="Standard">
      <style:text-properties style:font-name="Arial" fo:font-size="16pt" fo:font-weight="normal" officeooo:rsid="002da371" officeooo:paragraph-rsid="002da371" style:font-size-asian="14pt" style:font-weight-asian="normal" style:font-size-complex="16pt" style:font-weight-complex="normal"/>
    </style:style>
    <style:style style:name="P43" style:family="paragraph" style:parent-style-name="Standard">
      <style:text-properties style:font-name="Arial" fo:font-size="16pt" fo:font-weight="normal" officeooo:rsid="002f38f9" officeooo:paragraph-rsid="002f38f9" style:font-size-asian="14pt" style:font-weight-asian="normal" style:font-size-complex="16pt" style:font-weight-complex="normal"/>
    </style:style>
    <style:style style:name="P44" style:family="paragraph" style:parent-style-name="Standard">
      <style:text-properties style:font-name="Arial" fo:font-size="16pt" fo:font-weight="normal" officeooo:rsid="0030a700" officeooo:paragraph-rsid="0030a700" style:font-size-asian="14pt" style:font-weight-asian="normal" style:font-size-complex="16pt" style:font-weight-complex="normal"/>
    </style:style>
    <style:style style:name="P45" style:family="paragraph" style:parent-style-name="Standard">
      <style:text-properties style:font-name="Arial" fo:font-size="16pt" fo:font-weight="normal" officeooo:rsid="0030a700" officeooo:paragraph-rsid="00348576" style:font-size-asian="14pt" style:font-weight-asian="normal" style:font-size-complex="16pt" style:font-weight-complex="normal"/>
    </style:style>
    <style:style style:name="P46" style:family="paragraph" style:parent-style-name="Standard">
      <style:text-properties style:font-name="Arial" fo:font-size="16pt" fo:font-weight="normal" officeooo:rsid="0030a700" officeooo:paragraph-rsid="0034ff72" style:font-size-asian="14pt" style:font-weight-asian="normal" style:font-size-complex="16pt" style:font-weight-complex="normal"/>
    </style:style>
    <style:style style:name="P47" style:family="paragraph" style:parent-style-name="Standard">
      <style:text-properties style:font-name="Arial" fo:font-size="16pt" fo:font-weight="normal" officeooo:rsid="0034ff72" officeooo:paragraph-rsid="0034ff72" style:font-size-asian="14pt" style:font-weight-asian="normal" style:font-size-complex="16pt" style:font-weight-complex="normal"/>
    </style:style>
    <style:style style:name="P48" style:family="paragraph" style:parent-style-name="Standard">
      <style:text-properties style:font-name="Arial" fo:font-size="16pt" fo:font-weight="normal" officeooo:rsid="0037485a" officeooo:paragraph-rsid="0037485a" style:font-size-asian="14pt" style:font-weight-asian="normal" style:font-size-complex="16pt" style:font-weight-complex="normal"/>
    </style:style>
    <style:style style:name="P49" style:family="paragraph" style:parent-style-name="Standard">
      <style:text-properties style:font-name="Arial" fo:font-size="12pt" fo:font-weight="normal" officeooo:rsid="00193a2e" officeooo:paragraph-rsid="00193a2e" style:font-size-asian="10.5pt" style:font-weight-asian="normal" style:font-size-complex="12pt" style:font-weight-complex="normal"/>
    </style:style>
    <style:style style:name="P50" style:family="paragraph" style:parent-style-name="Standard">
      <style:text-properties officeooo:paragraph-rsid="001c01a6"/>
    </style:style>
    <style:style style:name="P51" style:family="paragraph" style:parent-style-name="Standard">
      <style:text-properties officeooo:paragraph-rsid="002f38f9"/>
    </style:style>
    <style:style style:name="P52" style:family="paragraph" style:parent-style-name="Standard">
      <style:text-properties officeooo:paragraph-rsid="00329d19"/>
    </style:style>
    <style:style style:name="T1" style:family="text">
      <style:text-properties fo:color="#0000ff" style:font-name="Consolas" fo:font-size="9.5pt" style:font-size-asian="9.5pt" fo:background-color="#ffffff"/>
    </style:style>
    <style:style style:name="T2" style:family="text">
      <style:text-properties fo:color="#0000ff" style:font-name="Consolas" fo:font-size="9.5pt" officeooo:rsid="003611b6" style:font-size-asian="9.5pt" fo:background-color="#ffffff"/>
    </style:style>
    <style:style style:name="T3" style:family="text">
      <style:text-properties fo:color="#0000ff" style:font-name="Consolas" fo:font-size="9.5pt" officeooo:rsid="0037e084" style:font-size-asian="9.5pt" fo:background-color="#ffffff"/>
    </style:style>
    <style:style style:name="T4" style:family="text">
      <style:text-properties fo:color="#0000ff" style:font-name="Consolas" fo:font-size="9.5pt" fo:font-weight="bold" style:font-size-asian="9.5pt" style:font-weight-asian="bold" style:font-weight-complex="bold" fo:background-color="#ffffff"/>
    </style:style>
    <style:style style:name="T5" style:family="text">
      <style:text-properties fo:color="#0000ff" style:font-name="Consolas" fo:font-size="9.5pt" fo:font-weight="bold" officeooo:rsid="00193a2e" style:font-size-asian="9.5pt" style:font-weight-asian="bold" style:font-weight-complex="bold" fo:background-color="#ffffff"/>
    </style:style>
    <style:style style:name="T6" style:family="text">
      <style:text-properties fo:color="#0000ff" style:font-name="Consolas" fo:font-size="9.5pt" fo:font-weight="bold" officeooo:rsid="001d0947" style:font-size-asian="9.5pt" style:font-weight-asian="bold" style:font-weight-complex="bold" fo:background-color="#ffffff"/>
    </style:style>
    <style:style style:name="T7" style:family="text">
      <style:text-properties fo:color="#0000ff" style:font-name="Consolas" fo:font-size="9.5pt" fo:font-weight="bold" officeooo:rsid="00348576" style:font-size-asian="9.5pt" style:font-weight-asian="bold" style:font-weight-complex="bold" fo:background-color="#ffffff"/>
    </style:style>
    <style:style style:name="T8" style:family="text">
      <style:text-properties fo:color="#0000ff" style:font-name="Consolas" fo:font-size="9.5pt" fo:font-weight="bold" officeooo:rsid="0034ff72" style:font-size-asian="9.5pt" style:font-weight-asian="bold" style:font-weight-complex="bold" fo:background-color="#ffffff"/>
    </style:style>
    <style:style style:name="T9" style:family="text">
      <style:text-properties fo:color="#0000ff" style:font-name="Consolas" fo:font-size="9.5pt" fo:font-weight="bold" officeooo:rsid="0030f33c" style:font-size-asian="9.5pt" style:font-weight-asian="bold" style:font-weight-complex="bold" fo:background-color="#ffffff"/>
    </style:style>
    <style:style style:name="T10" style:family="text">
      <style:text-properties fo:color="#0000ff" style:font-name="Consolas" fo:font-size="9.5pt" fo:font-weight="normal" style:font-size-asian="9.5pt" style:font-weight-asian="normal" style:font-weight-complex="normal" fo:background-color="#ffffff"/>
    </style:style>
    <style:style style:name="T11" style:family="text">
      <style:text-properties fo:color="#0000ff" style:font-name="Consolas" style:font-size-asian="9.5pt" fo:background-color="#ffffff"/>
    </style:style>
    <style:style style:name="T12" style:family="text">
      <style:text-properties fo:color="#0000ff" style:font-name="Consolas" officeooo:rsid="0023b24e" style:font-size-asian="9.5pt" fo:background-color="#ffffff"/>
    </style:style>
    <style:style style:name="T13" style:family="text">
      <style:text-properties fo:color="#0000ff" style:font-name="Consolas" officeooo:rsid="002572dc" style:font-size-asian="9.5pt" fo:background-color="#ffffff"/>
    </style:style>
    <style:style style:name="T14" style:family="text">
      <style:text-properties fo:color="#0000ff" style:font-name="Consolas" fo:font-weight="bold" style:font-size-asian="9.5pt" style:font-weight-asian="bold" style:font-weight-complex="bold" fo:background-color="#ffffff"/>
    </style:style>
    <style:style style:name="T15" style:family="text">
      <style:text-properties fo:color="#0000ff" style:font-name="Consolas" fo:font-weight="bold" officeooo:rsid="0028aa6c" style:font-size-asian="9.5pt" style:font-weight-asian="bold" style:font-weight-complex="bold" fo:background-color="#ffffff"/>
    </style:style>
    <style:style style:name="T16" style:family="text">
      <style:text-properties fo:color="#0000ff" style:font-name="Consolas" fo:font-weight="bold" officeooo:rsid="0020ba26" style:font-size-asian="9.5pt" style:font-weight-asian="bold" style:font-weight-complex="bold" fo:background-color="#ffffff"/>
    </style:style>
    <style:style style:name="T17" style:family="text">
      <style:text-properties fo:color="#0000ff" style:font-name="Consolas" fo:font-weight="bold" officeooo:rsid="0023cdb6" style:font-size-asian="9.5pt" style:font-weight-asian="bold" style:font-weight-complex="bold" fo:background-color="#ffffff"/>
    </style:style>
    <style:style style:name="T18" style:family="text">
      <style:text-properties fo:color="#0000ff" style:font-name="Consolas" fo:font-weight="bold" officeooo:rsid="002572dc" style:font-size-asian="9.5pt" style:font-weight-asian="bold" style:font-weight-complex="bold" fo:background-color="#ffffff"/>
    </style:style>
    <style:style style:name="T19" style:family="text">
      <style:text-properties fo:color="#0000ff" style:font-name="Consolas1" style:font-size-asian="9.5pt" fo:background-color="#ffffff"/>
    </style:style>
    <style:style style:name="T20" style:family="text">
      <style:text-properties fo:color="#0000ff" style:font-name="Consolas2" fo:font-weight="bold" officeooo:rsid="0014071c" style:font-size-asian="9.5pt" style:font-weight-asian="bold" style:font-size-complex="22pt" style:font-weight-complex="bold" fo:background-color="#ffffff"/>
    </style:style>
    <style:style style:name="T21" style:family="text">
      <style:text-properties fo:color="#000000" style:font-name="Consolas" fo:font-size="9.5pt" style:font-size-asian="9.5pt" fo:background-color="#ffffff"/>
    </style:style>
    <style:style style:name="T22" style:family="text">
      <style:text-properties fo:color="#000000" style:font-name="Consolas" fo:font-size="9.5pt" style:font-size-asian="9.5pt" fo:background-color="#ffffff"/>
    </style:style>
    <style:style style:name="T23" style:family="text">
      <style:text-properties fo:color="#000000" style:font-name="Consolas" fo:font-size="9.5pt" officeooo:rsid="00193a2e" style:font-size-asian="9.5pt" fo:background-color="#ffffff"/>
    </style:style>
    <style:style style:name="T24" style:family="text">
      <style:text-properties fo:color="#000000" style:font-name="Consolas" fo:font-size="9.5pt" officeooo:rsid="0030f33c" style:font-size-asian="9.5pt" fo:background-color="#ffffff"/>
    </style:style>
    <style:style style:name="T25" style:family="text">
      <style:text-properties fo:color="#000000" style:font-name="Consolas" fo:font-size="9.5pt" officeooo:rsid="00329d19" style:font-size-asian="9.5pt" fo:background-color="#ffffff"/>
    </style:style>
    <style:style style:name="T26" style:family="text">
      <style:text-properties fo:color="#000000" style:font-name="Consolas" fo:font-size="9.5pt" fo:font-weight="bold" style:font-size-asian="9.5pt" style:font-weight-asian="bold" style:font-weight-complex="bold" fo:background-color="#ffffff"/>
    </style:style>
    <style:style style:name="T27" style:family="text">
      <style:text-properties fo:color="#000000" style:font-name="Consolas" fo:font-size="9.5pt" fo:font-weight="normal" style:font-size-asian="9.5pt" style:font-weight-asian="normal" style:font-weight-complex="normal" fo:background-color="#ffffff"/>
    </style:style>
    <style:style style:name="T28" style:family="text">
      <style:text-properties fo:color="#000000" style:font-name="Consolas" fo:font-size="9.5pt" fo:font-weight="normal" style:font-size-asian="9.5pt" style:font-weight-asian="normal" style:font-weight-complex="normal" fo:background-color="#ffffff"/>
    </style:style>
    <style:style style:name="T29" style:family="text">
      <style:text-properties fo:color="#000000" style:font-name="Consolas" fo:font-size="9.5pt" fo:font-weight="normal" officeooo:rsid="0037db92" style:font-size-asian="9.5pt" style:font-weight-asian="normal" style:font-weight-complex="normal" fo:background-color="#ffffff"/>
    </style:style>
    <style:style style:name="T30" style:family="text">
      <style:text-properties fo:color="#000000" style:font-name="Consolas" style:font-size-asian="9.5pt" fo:background-color="#ffffff"/>
    </style:style>
    <style:style style:name="T31" style:family="text">
      <style:text-properties fo:color="#000000" style:font-name="Consolas" officeooo:rsid="002572dc" style:font-size-asian="9.5pt" fo:background-color="#ffffff"/>
    </style:style>
    <style:style style:name="T32" style:family="text">
      <style:text-properties fo:color="#000000" style:font-name="Consolas" officeooo:rsid="0028aa6c" style:font-size-asian="9.5pt" fo:background-color="#ffffff"/>
    </style:style>
    <style:style style:name="T33" style:family="text">
      <style:text-properties fo:color="#000000" style:font-name="Consolas" officeooo:rsid="002a8f9e" style:font-size-asian="9.5pt" fo:background-color="#ffffff"/>
    </style:style>
    <style:style style:name="T34" style:family="text">
      <style:text-properties fo:color="#000000" style:font-name="Consolas" fo:font-weight="bold" style:font-size-asian="9.5pt" style:font-weight-asian="bold" style:font-weight-complex="bold" fo:background-color="#ffffff"/>
    </style:style>
    <style:style style:name="T35" style:family="text">
      <style:text-properties fo:color="#000000" style:font-name="Consolas" fo:font-weight="bold" officeooo:rsid="0028aa6c" style:font-size-asian="9.5pt" style:font-weight-asian="bold" style:font-weight-complex="bold" fo:background-color="#ffffff"/>
    </style:style>
    <style:style style:name="T36" style:family="text">
      <style:text-properties fo:color="#000000" style:font-name="Consolas" fo:font-weight="bold" officeooo:rsid="002572dc" style:font-size-asian="9.5pt" style:font-weight-asian="bold" style:font-weight-complex="bold" fo:background-color="#ffffff"/>
    </style:style>
    <style:style style:name="T37" style:family="text">
      <style:text-properties fo:color="#000000" style:font-name="Consolas" fo:font-weight="bold" officeooo:rsid="002705fd" style:font-size-asian="9.5pt" style:font-weight-asian="bold" style:font-weight-complex="bold" fo:background-color="#ffffff"/>
    </style:style>
    <style:style style:name="T38" style:family="text">
      <style:text-properties fo:color="#000000" fo:font-size="9.5pt" style:font-size-asian="9.5pt" fo:background-color="#ffffff"/>
    </style:style>
    <style:style style:name="T39" style:family="text">
      <style:text-properties fo:color="#000000" fo:font-size="9.5pt" officeooo:rsid="00193a2e" style:font-size-asian="9.5pt" fo:background-color="#ffffff"/>
    </style:style>
    <style:style style:name="T40" style:family="text">
      <style:text-properties fo:color="#000000" fo:font-size="9.5pt" officeooo:rsid="001d0947" style:font-size-asian="9.5pt" fo:background-color="#ffffff"/>
    </style:style>
    <style:style style:name="T41" style:family="text">
      <style:text-properties fo:color="#000000" fo:font-size="9.5pt" officeooo:rsid="001ebb45" style:font-size-asian="9.5pt" fo:background-color="#ffffff"/>
    </style:style>
    <style:style style:name="T42" style:family="text">
      <style:text-properties fo:color="#000000" fo:font-size="9.5pt" officeooo:rsid="0030f33c" style:font-size-asian="9.5pt" fo:background-color="#ffffff"/>
    </style:style>
    <style:style style:name="T43" style:family="text">
      <style:text-properties fo:color="#000000" fo:font-size="9.5pt" officeooo:rsid="00329d19" style:font-size-asian="9.5pt" fo:background-color="#ffffff"/>
    </style:style>
    <style:style style:name="T44" style:family="text">
      <style:text-properties fo:color="#000000" fo:font-size="9.5pt" officeooo:rsid="00348576" style:font-size-asian="9.5pt" fo:background-color="#ffffff"/>
    </style:style>
    <style:style style:name="T45" style:family="text">
      <style:text-properties fo:color="#000000" fo:font-size="9.5pt" officeooo:rsid="0034ff72" style:font-size-asian="9.5pt" fo:background-color="#ffffff"/>
    </style:style>
    <style:style style:name="T46" style:family="text">
      <style:text-properties fo:color="#000000" fo:font-size="9.5pt" officeooo:rsid="003557d5" style:font-size-asian="9.5pt" fo:background-color="#ffffff"/>
    </style:style>
    <style:style style:name="T47" style:family="text">
      <style:text-properties fo:color="#000000" fo:font-size="9.5pt" officeooo:rsid="0037485a" style:font-size-asian="9.5pt" fo:background-color="#ffffff"/>
    </style:style>
    <style:style style:name="T48" style:family="text">
      <style:text-properties fo:color="#000000" fo:font-size="9.5pt" officeooo:rsid="003611b6" style:font-size-asian="9.5pt" fo:background-color="#ffffff"/>
    </style:style>
    <style:style style:name="T49" style:family="text">
      <style:text-properties fo:color="#000000" fo:font-size="9.5pt" fo:font-weight="bold" style:font-size-asian="9.5pt" style:font-weight-asian="bold" style:font-weight-complex="bold" fo:background-color="#ffffff"/>
    </style:style>
    <style:style style:name="T50" style:family="text">
      <style:text-properties fo:color="#000000" fo:font-size="9.5pt" officeooo:rsid="001ebb45" style:font-size-asian="8.30000019073486pt" style:font-size-complex="9.5pt" fo:background-color="#ffffff"/>
    </style:style>
    <style:style style:name="T51" style:family="text">
      <style:text-properties fo:color="#000000" fo:font-size="9.5pt" fo:font-weight="normal" style:font-size-asian="9.5pt" style:font-weight-asian="normal" style:font-weight-complex="normal" fo:background-color="#ffffff"/>
    </style:style>
    <style:style style:name="T52" style:family="text">
      <style:text-properties fo:color="#000000" fo:font-size="9.5pt" fo:font-weight="normal" style:font-size-asian="9.5pt" style:font-weight-asian="normal" style:font-weight-complex="normal" fo:background-color="#ffffff"/>
    </style:style>
    <style:style style:name="T53" style:family="text">
      <style:text-properties fo:color="#000000" fo:font-size="9.5pt" fo:font-weight="normal" officeooo:rsid="0037e084" style:font-size-asian="9.5pt" style:font-weight-asian="normal" style:font-weight-complex="normal" fo:background-color="#ffffff"/>
    </style:style>
    <style:style style:name="T54" style:family="text">
      <style:text-properties fo:color="#000000" fo:font-size="9.5pt" fo:font-weight="normal" officeooo:rsid="0037db92" style:font-size-asian="9.5pt" style:font-weight-asian="normal" style:font-weight-complex="normal" fo:background-color="#ffffff"/>
    </style:style>
    <style:style style:name="T55" style:family="text">
      <style:text-properties fo:color="#000000" fo:font-size="9.5pt" fo:font-weight="normal" officeooo:rsid="0037db92" style:font-size-asian="9.5pt" style:font-weight-asian="normal" style:font-weight-complex="normal" fo:background-color="#ffffff"/>
    </style:style>
    <style:style style:name="T56" style:family="text">
      <style:text-properties fo:color="#000000" fo:background-color="#ffffff"/>
    </style:style>
    <style:style style:name="T57" style:family="text">
      <style:text-properties fo:color="#000000" style:font-size-asian="9.5pt" fo:background-color="#ffffff"/>
    </style:style>
    <style:style style:name="T58" style:family="text">
      <style:text-properties fo:color="#000000" officeooo:rsid="0020ba26" style:font-size-asian="9.5pt" fo:background-color="#ffffff"/>
    </style:style>
    <style:style style:name="T59" style:family="text">
      <style:text-properties fo:color="#000000" officeooo:rsid="0023b24e" style:font-size-asian="9.5pt" fo:background-color="#ffffff"/>
    </style:style>
    <style:style style:name="T60" style:family="text">
      <style:text-properties fo:color="#000000" officeooo:rsid="0023cdb6" style:font-size-asian="9.5pt" fo:background-color="#ffffff"/>
    </style:style>
    <style:style style:name="T61" style:family="text">
      <style:text-properties fo:color="#000000" officeooo:rsid="002572dc" style:font-size-asian="9.5pt" fo:background-color="#ffffff"/>
    </style:style>
    <style:style style:name="T62" style:family="text">
      <style:text-properties fo:color="#000000" officeooo:rsid="002705fd" style:font-size-asian="9.5pt" fo:background-color="#ffffff"/>
    </style:style>
    <style:style style:name="T63" style:family="text">
      <style:text-properties fo:color="#000000" officeooo:rsid="0028aa6c" style:font-size-asian="9.5pt" fo:background-color="#ffffff"/>
    </style:style>
    <style:style style:name="T64" style:family="text">
      <style:text-properties fo:color="#000000" officeooo:rsid="002a8f9e" style:font-size-asian="9.5pt" fo:background-color="#ffffff"/>
    </style:style>
    <style:style style:name="T65" style:family="text">
      <style:text-properties fo:color="#000000" style:font-name="Arial" fo:font-size="9.5pt" fo:font-weight="normal" officeooo:rsid="001c01a6" style:font-size-asian="9.5pt" style:font-weight-asian="normal" style:font-size-complex="11pt" style:font-weight-complex="normal" fo:background-color="#ffffff"/>
    </style:style>
    <style:style style:name="T66" style:family="text">
      <style:text-properties fo:color="#000000" style:font-name="Arial" fo:font-size="9.5pt" fo:font-weight="normal" officeooo:rsid="00193a2e" style:font-size-asian="9.5pt" style:font-weight-asian="normal" style:font-size-complex="14pt" style:font-weight-complex="normal" fo:background-color="#ffffff"/>
    </style:style>
    <style:style style:name="T67" style:family="text">
      <style:text-properties fo:color="#000000" style:font-name="Arial" fo:font-size="9.5pt" fo:font-weight="normal" officeooo:rsid="001a2d14" style:font-size-asian="9.5pt" style:font-weight-asian="normal" style:font-size-complex="14pt" style:font-weight-complex="normal" fo:background-color="#ffffff"/>
    </style:style>
    <style:style style:name="T68" style:family="text">
      <style:text-properties fo:color="#000000" style:font-name="Arial" fo:font-size="9.5pt" fo:font-weight="normal" officeooo:rsid="002f38f9" style:font-size-asian="9.5pt" style:font-weight-asian="normal" style:font-size-complex="14pt" style:font-weight-complex="normal" fo:background-color="#ffffff"/>
    </style:style>
    <style:style style:name="T69" style:family="text">
      <style:text-properties fo:color="#000000" style:font-name="Arial" fo:font-size="9.5pt" fo:font-weight="normal" officeooo:rsid="001c01a6" style:font-size-asian="9.5pt" style:font-weight-asian="normal" style:font-size-complex="14pt" style:font-weight-complex="normal" fo:background-color="#ffffff"/>
    </style:style>
    <style:style style:name="T70" style:family="text">
      <style:text-properties fo:color="#000000" style:font-name="Arial" fo:font-size="9.5pt" fo:font-weight="normal" officeooo:rsid="0030a700" style:font-size-asian="9.5pt" style:font-weight-asian="normal" style:font-size-complex="16pt" style:font-weight-complex="normal" fo:background-color="#ffffff"/>
    </style:style>
    <style:style style:name="T71" style:family="text">
      <style:text-properties fo:color="#000000" style:font-name="Arial" fo:font-size="9.5pt" fo:font-weight="normal" officeooo:rsid="0030f33c" style:font-size-asian="9.5pt" style:font-weight-asian="normal" style:font-size-complex="16pt" style:font-weight-complex="normal" fo:background-color="#ffffff"/>
    </style:style>
    <style:style style:name="T72" style:family="text">
      <style:text-properties fo:color="#000000" style:font-name="Arial" fo:font-size="9.5pt" fo:font-weight="normal" officeooo:rsid="00329d19" style:font-size-asian="9.5pt" style:font-weight-asian="normal" style:font-size-complex="16pt" style:font-weight-complex="normal" fo:background-color="#ffffff"/>
    </style:style>
    <style:style style:name="T73" style:family="text">
      <style:text-properties fo:color="#000000" fo:font-size="14pt" officeooo:rsid="0023cdb6" style:font-size-asian="12.25pt" style:font-size-complex="14pt" fo:background-color="#ffffff"/>
    </style:style>
    <style:style style:name="T74" style:family="text">
      <style:text-properties fo:color="#000000" officeooo:rsid="0023cdb6" fo:background-color="#ffffff"/>
    </style:style>
    <style:style style:name="T75" style:family="text">
      <style:text-properties fo:color="#000000" style:font-name="Consolas1" style:font-size-asian="9.5pt" fo:background-color="#ffffff"/>
    </style:style>
    <style:style style:name="T76" style:family="text">
      <style:text-properties fo:color="#000000" style:font-name="Consolas1" officeooo:rsid="002a8f9e" style:font-size-asian="9.5pt" fo:background-color="#ffffff"/>
    </style:style>
    <style:style style:name="T77" style:family="text">
      <style:text-properties fo:color="#000000" style:font-name="Consolas1" fo:font-size="9.5pt" style:font-size-asian="9.5pt" fo:background-color="#ffffff"/>
    </style:style>
    <style:style style:name="T78" style:family="text">
      <style:text-properties fo:color="#000000" officeooo:rsid="0014071c" fo:background-color="#ffffff"/>
    </style:style>
    <style:style style:name="T79" style:family="text">
      <style:text-properties fo:color="#000000" officeooo:rsid="002da371" fo:background-color="#ffffff"/>
    </style:style>
    <style:style style:name="T80" style:family="text">
      <style:text-properties fo:color="#2b91af" style:font-name="Consolas" fo:font-size="9.5pt" style:font-size-asian="9.5pt" fo:background-color="#ffffff"/>
    </style:style>
    <style:style style:name="T81" style:family="text">
      <style:text-properties style:font-name="Franklin Gothic Book" fo:font-size="22pt" officeooo:rsid="0014071c" style:font-size-asian="19.25pt" style:font-size-complex="22pt"/>
    </style:style>
    <style:style style:name="T82" style:family="text">
      <style:text-properties fo:color="#a31515" style:font-name="Consolas" fo:font-size="9.5pt" style:font-size-asian="9.5pt" fo:background-color="#ffffff"/>
    </style:style>
    <style:style style:name="T83" style:family="text">
      <style:text-properties fo:color="#a31515" style:font-name="Consolas" fo:font-size="9.5pt" officeooo:rsid="0030f33c" style:font-size-asian="9.5pt" fo:background-color="#ffffff"/>
    </style:style>
    <style:style style:name="T84" style:family="text">
      <style:text-properties fo:color="#a31515" style:font-name="Consolas" fo:font-size="9.5pt" fo:font-weight="normal" style:font-size-asian="9.5pt" style:font-weight-asian="normal" style:font-weight-complex="normal" fo:background-color="#ffffff"/>
    </style:style>
    <style:style style:name="T85" style:family="text">
      <style:text-properties fo:color="#a31515" style:font-name="Consolas" fo:font-size="9.5pt" fo:font-weight="normal" officeooo:rsid="0037db92" style:font-size-asian="9.5pt" style:font-weight-asian="normal" style:font-weight-complex="normal" fo:background-color="#ffffff"/>
    </style:style>
    <style:style style:name="T86" style:family="text">
      <style:text-properties fo:color="#a31515" style:font-name="Consolas" style:font-size-asian="9.5pt" fo:background-color="#ffffff"/>
    </style:style>
    <style:style style:name="T87" style:family="text">
      <style:text-properties fo:color="#a31515" style:font-name="Consolas" officeooo:rsid="002572dc" style:font-size-asian="9.5pt" fo:background-color="#ffffff"/>
    </style:style>
    <style:style style:name="T88" style:family="text">
      <style:text-properties fo:color="#a31515" style:font-name="Consolas2" fo:font-size="9.5pt" officeooo:rsid="00329d19" style:font-size-asian="9.5pt" fo:background-color="#ffffff"/>
    </style:style>
    <style:style style:name="T89" style:family="text">
      <style:text-properties fo:color="#a31515" style:font-name="Consolas2" fo:font-size="9.5pt" fo:font-weight="normal" officeooo:rsid="002f38f9" style:font-size-asian="9.5pt" style:font-weight-asian="normal" style:font-size-complex="14pt" style:font-weight-complex="normal" fo:background-color="#ffffff"/>
    </style:style>
    <style:style style:name="T90" style:family="text">
      <style:text-properties fo:color="#a31515" style:font-name="Consolas2" fo:font-size="9.5pt" fo:font-weight="normal" officeooo:rsid="00329d19" style:font-size-asian="9.5pt" style:font-weight-asian="normal" style:font-size-complex="16pt" style:font-weight-complex="normal" fo:background-color="#ffffff"/>
    </style:style>
    <style:style style:name="T91" style:family="text">
      <style:text-properties fo:color="#a31515" fo:font-size="9.5pt" fo:font-weight="normal" style:font-size-asian="9.5pt" style:font-weight-asian="normal" style:font-weight-complex="normal" fo:background-color="#ffffff"/>
    </style:style>
    <style:style style:name="T92" style:family="text">
      <style:text-properties fo:color="#a31515" fo:font-size="9.5pt" fo:font-weight="normal" officeooo:rsid="0037db92" style:font-size-asian="9.5pt" style:font-weight-asian="normal" style:font-weight-complex="normal" fo:background-color="#ffffff"/>
    </style:style>
    <style:style style:name="T93" style:family="text">
      <style:text-properties fo:color="#a31515" style:font-name="Consolas1" fo:font-size="9.5pt" officeooo:rsid="0030f33c" style:font-size-asian="9.5pt" fo:background-color="#ffffff"/>
    </style:style>
    <style:style style:name="T94" style:family="text">
      <style:text-properties fo:color="#a31515" style:font-name="Consolas1" fo:font-size="9.5pt" officeooo:rsid="00329d19" style:font-size-asian="9.5pt" fo:background-color="#ffffff"/>
    </style:style>
    <style:style style:name="T95" style:family="text">
      <style:text-properties fo:color="#a31515" style:font-name="Consolas1" fo:font-size="9.5pt" fo:font-weight="normal" style:font-size-asian="9.5pt" style:font-weight-asian="normal" style:font-weight-complex="normal" fo:background-color="#ffffff"/>
    </style:style>
    <style:style style:name="T96" style:family="text">
      <style:text-properties fo:color="#a31515" style:font-name="Consolas1" fo:font-size="9.5pt" fo:font-weight="normal" officeooo:rsid="0037db92" style:font-size-asian="9.5pt" style:font-weight-asian="normal" style:font-weight-complex="normal"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ell Documentation</text:p>
      <text:p text:style-name="P2">ShellCore</text:p>
      <text:p text:style-name="P4">System</text:p>
      <text:p text:style-name="P6">Properties:</text:p>
      <text:p text:style-name="P7"><text:span text:style-name="T1">public</text:span><text:span text:style-name="T21"> </text:span><text:span text:style-name="T1">string</text:span><text:span text:style-name="T21"> LogPath { </text:span><text:span text:style-name="T1">get</text:span><text:span text:style-name="T21">; </text:span><text:span text:style-name="T1">set</text:span><text:span text:style-name="T21">; }</text:span></text:p>
      <text:p text:style-name="P49"><text:span text:style-name="T38">The path to the log file.</text:span></text:p>
      <text:p text:style-name="P49"><text:span text:style-name="T1">public</text:span><text:span text:style-name="T21"> FileStream logStream { </text:span><text:span text:style-name="T1">get</text:span><text:span text:style-name="T21">; </text:span><text:span text:style-name="T1">set</text:span><text:span text:style-name="T21">; }</text:span></text:p>
      <text:p text:style-name="P49"><text:span text:style-name="T38">The FileStream for writing to the log. </text:span><text:span text:style-name="T49">Do not close this, as Shell will crash unexpectedly.</text:span></text:p>
      <text:p text:style-name="P5">Methods:</text:p>
      <text:p text:style-name="P3"><text:span text:style-name="T1">public</text:span><text:span text:style-name="T21"> FileVersionInfo GetVersion()</text:span></text:p>
      <text:p text:style-name="P11"><text:span text:style-name="T38">Returns the version of ShellCore in a FileVersionInfo. You must import System.Reflection and System.Diagnostics if you use this function. </text:span></text:p>
      <text:p text:style-name="P11"><text:span text:style-name="T38"/></text:p>
      <text:p text:style-name="P11"><text:span text:style-name="T38">FileVersionInfo.MajorPart = major version</text:span></text:p>
      <text:p text:style-name="P11"><text:span text:style-name="T38">FileVersionInfo.MinorPart = minor version</text:span></text:p>
      <text:p text:style-name="P11"><text:span text:style-name="T38">FileVersionInfo.BuildPart = build version</text:span></text:p>
      <text:p text:style-name="P11"><text:span text:style-name="T38">FileVersionInfo.PrivatePart = private / revision version</text:span></text:p>
      <text:p text:style-name="P8"><text:span text:style-name="T38"/></text:p>
      <text:p text:style-name="P8"><text:span text:style-name="T1">public</text:span><text:span text:style-name="T21"> </text:span><text:span text:style-name="T1">void</text:span><text:span text:style-name="T21"> PrintVersion() </text:span></text:p>
      <text:p text:style-name="P11"><text:span text:style-name="T38">Prints out the version of ShellCore to the console.</text:span></text:p>
      <text:p text:style-name="P11"><text:span text:style-name="T38"/></text:p>
      <text:p text:style-name="P11"><text:span text:style-name="T4">public</text:span><text:span text:style-name="T26"> </text:span><text:span text:style-name="T4">void</text:span><text:span text:style-name="T21"> </text:span><text:span text:style-name="T26">ShlBeep</text:span><text:span text:style-name="T21">(Nullable&lt;</text:span><text:span text:style-name="T1">int</text:span><text:span text:style-name="T21">&gt; frequency = </text:span><text:span text:style-name="T1">null</text:span><text:span text:style-name="T21">, Nullable&lt;</text:span><text:span text:style-name="T1">int</text:span><text:span text:style-name="T21">&gt; length = </text:span><text:span text:style-name="T1">null</text:span><text:span text:style-name="T21">)</text:span></text:p>
      <text:p text:style-name="P13"><text:span text:style-name="T38">Beeps, with a frequency of frequency and a length in milliseconds of length.</text:span></text:p>
      <text:p text:style-name="P13"><text:span text:style-name="T38"/></text:p>
      <text:p text:style-name="P13"><text:span text:style-name="T4">public</text:span><text:span text:style-name="T26"> </text:span><text:span text:style-name="T4">void</text:span><text:span text:style-name="T26"> ShlSetWindowTitle</text:span><text:span text:style-name="T21">(</text:span><text:span text:style-name="T1">string</text:span><text:span text:style-name="T21"> WindowTitle)</text:span></text:p>
      <text:p text:style-name="P13"><text:span text:style-name="T38">Sets the window title of the console to WindowTitle.</text:span></text:p>
      <text:p text:style-name="P13"><text:span text:style-name="T38"/></text:p>
      <text:p text:style-name="P13"><text:span text:style-name="T4">public</text:span><text:span text:style-name="T26"> </text:span><text:span text:style-name="T4">void</text:span><text:span text:style-name="T21"> </text:span><text:span text:style-name="T26">ShlWriteLog</text:span><text:span text:style-name="T21">(</text:span><text:span text:style-name="T1">string</text:span><text:span text:style-name="T21"> path, </text:span><text:span text:style-name="T1">string</text:span><text:span text:style-name="T21"> text)</text:span></text:p>
      <text:p text:style-name="P13"><text:span text:style-name="T38">Writes to a text file at path for logging, with the text specified by text.</text:span></text:p>
      <text:p text:style-name="P13"><text:span text:style-name="T38"/></text:p>
      <text:p text:style-name="P13"><text:span text:style-name="T4">public</text:span><text:span text:style-name="T26"> </text:span><text:span text:style-name="T4">void</text:span><text:span text:style-name="T26"> ShlCloseLog</text:span><text:span text:style-name="T21">()</text:span></text:p>
      <text:p text:style-name="P27">Closes the currently open log file.</text:p>
      <text:p text:style-name="P13"><text:span text:style-name="T21"/></text:p>
      <text:p text:style-name="P13"><text:span text:style-name="T4">public</text:span><text:span text:style-name="T26"> </text:span><text:span text:style-name="T4">void</text:span><text:span text:style-name="T26"> ExecuteFileEx</text:span><text:span text:style-name="T21">(</text:span><text:span text:style-name="T1">string</text:span><text:span text:style-name="T21"> executePath, List&lt;</text:span><text:span text:style-name="T1">string</text:span><text:span text:style-name="T21">&gt; arg)</text:span></text:p>
      <text:p text:style-name="P14"><text:span text:style-name="T38">Executes a file at executePath with a list of arguments, arg.</text:span></text:p>
      <text:p text:style-name="P14"><text:span text:style-name="T38"/></text:p>
      <text:p text:style-name="P14"><text:span text:style-name="T4">public</text:span><text:span text:style-name="T26"> </text:span><text:span text:style-name="T4">void</text:span><text:span text:style-name="T26"> Exit</text:span><text:span text:style-name="T21">(</text:span><text:span text:style-name="T1">int</text:span><text:span text:style-name="T21"> exitCode)</text:span></text:p>
      <text:p text:style-name="P14"><text:span text:style-name="T38">Exits Shell. Do not use this function as this is only used internally. It is not marked internal because it is used from other classes. </text:span><text:span text:style-name="T39">You are an idiot if you use this function as it simply closes the log and uses Environment.Exit. In fact, here is the full code of the function:</text:span></text:p>
      <text:p text:style-name="P14"><text:span text:style-name="T39"/></text:p>
      <text:p text:style-name="P14"><text:span text:style-name="T23"><text:s text:c="8"/></text:span><text:span text:style-name="T1">public</text:span><text:span text:style-name="T21"> </text:span><text:span text:style-name="T1">void</text:span><text:span text:style-name="T21"> Exit(</text:span><text:span text:style-name="T1">int</text:span><text:span text:style-name="T21"> exitCode)</text:span></text:p>
      <text:p text:style-name="Standard"><text:span text:style-name="T21"><text:s text:c="8"/>{</text:span></text:p>
      <text:p text:style-name="Standard"><text:span text:style-name="T21"><text:s text:c="12"/>ShlCloseLog();</text:span></text:p>
      <text:p text:style-name="Standard"><text:span text:style-name="T21"><text:s text:c="12"/>Environment.Exit(exitCode);</text:span></text:p>
      <text:p text:style-name="P14"><text:span text:style-name="T21"><text:s text:c="8"/>}</text:span></text:p>
      <text:p text:style-name="P14"><text:span text:style-name="T21"/></text:p>
      <text:p text:style-name="P14"><text:span text:style-name="T5">public</text:span><text:span text:style-name="T26"> </text:span><text:span text:style-name="T4">void</text:span><text:span text:style-name="T26"> ShlPowerControl</text:span><text:span text:style-name="T21">(List&lt;</text:span><text:span text:style-name="T1">string</text:span><text:span text:style-name="T21">&gt; arg)</text:span></text:p>
      <text:p text:style-name="P51"><text:span text:style-name="T66">C</text:span><text:span text:style-name="T67">ontrols the power state of the system. Uses ExecuteFileEx to run shutdown.exe with the arguments in arg. -i, if specified, must be the first argument, otherwise </text:span><text:span text:style-name="T89">ShutdownDialogNotFirstArgumentException</text:span><text:span text:style-name="T68"> #8 is thrown.</text:span><text:span text:style-name="T69"> Blame Microsoft.</text:span></text:p>
      <text:p text:style-name="P14"><text:span text:style-name="T23"/></text:p>
      <text:p text:style-name="P37"><text:span text:style-name="T56">Maths</text:span></text:p>
      <text:p text:style-name="P16"><text:span text:style-name="T56">Properties</text:span></text:p>
      <text:p text:style-name="P24"><text:span text:style-name="T1">public</text:span><text:span text:style-name="T21"> </text:span><text:span text:style-name="T1">double</text:span><text:span text:style-name="T21"> Pi { </text:span><text:span text:style-name="T1">get</text:span><text:span text:style-name="T21">; </text:span><text:span text:style-name="T1">set</text:span><text:span text:style-name="T21">; }<text:line-break/></text:span><text:span text:style-name="T38">Pi. Simple enough.</text:span></text:p>
      <text:p text:style-name="P24"><text:span text:style-name="T1">public</text:span><text:span text:style-name="T21"> </text:span><text:span text:style-name="T1">double</text:span><text:span text:style-name="T21"> E { </text:span><text:span text:style-name="T1">get</text:span><text:span text:style-name="T21">; </text:span><text:span text:style-name="T1">set</text:span><text:span text:style-name="T21">; }<text:line-break/></text:span><text:span text:style-name="T38">E <text:s/>- Simple enough.</text:span></text:p>
      <text:p text:style-name="P24"><text:span text:style-name="T1">public</text:span><text:span text:style-name="T21"> </text:span><text:span text:style-name="T1">int</text:span><text:span text:style-name="T21"> C { </text:span><text:span text:style-name="T1">get</text:span><text:span text:style-name="T21">; </text:span><text:span text:style-name="T1">set</text:span><text:span text:style-name="T21">; }</text:span></text:p>
      <text:p text:style-name="P50"><text:soft-page-break/><text:span text:style-name="T65">The speed of light in m/s. Simple enough.</text:span></text:p>
      <text:p text:style-name="P15"><text:span text:style-name="T56">Enums</text:span></text:p>
      <text:p text:style-name="P17"><text:span text:style-name="T1">public</text:span><text:span text:style-name="T21"> </text:span><text:span text:style-name="T1">enum</text:span><text:span text:style-name="T21"> </text:span><text:span text:style-name="T80">BaseMathOperation</text:span><text:span text:style-name="T21"> { Add=0, Subtract=1, Multiply=2, Divide=3, Modulus=4, Sqrt=5, Sin=6, Cos=7, Tan=8, Asin=9, Acos=10, Atan=11 }</text:span></text:p>
      <text:p text:style-name="P19"><text:span text:style-name="T38">The operation to use when calling BaseMath.</text:span></text:p>
      <text:p text:style-name="P19"><text:span text:style-name="T38"><text:line-break/>BaseMathOperation.Add – Adds</text:span></text:p>
      <text:p text:style-name="P19"><text:span text:style-name="T38">BaseMathOperation.Subtract – Adds</text:span></text:p>
      <text:p text:style-name="P19"><text:span text:style-name="T38">BaseMathOperation.Multiply – Multiplies.</text:span></text:p>
      <text:p text:style-name="P19"><text:span text:style-name="T38">BaseMathOperation.Divide – Divides.</text:span></text:p>
      <text:p text:style-name="P19"><text:span text:style-name="T38">BaseMathOperation.Modulus – Modulus – gets the remainder of the operation.</text:span></text:p>
      <text:p text:style-name="P19"><text:span text:style-name="T38">BaseMathOperation.Sqrt – Square root.</text:span></text:p>
      <text:p text:style-name="P19"><text:span text:style-name="T38">BaseMathOperation.Sin – Sine. (opposite / hypotenuse)</text:span></text:p>
      <text:p text:style-name="P19"><text:span text:style-name="T38">BaseMathOperation.Cos – Cosine. (adjacent / hypotenuse)</text:span></text:p>
      <text:p text:style-name="P19"><text:span text:style-name="T38">BaseMathOperation.Tan – Tangent. (opposite / adjacent)</text:span></text:p>
      <text:p text:style-name="P19"><text:span text:style-name="T38">BaseMathOperation.Asin – Angle sine.</text:span></text:p>
      <text:p text:style-name="P19"><text:span text:style-name="T38">BaseMathOperation.Acos – Angle cosine.</text:span></text:p>
      <text:p text:style-name="P19"><text:span text:style-name="T38">BaseMathOperation.Atan – Angle tangent.</text:span></text:p>
      <text:p text:style-name="P19"><text:span text:style-name="T38"/></text:p>
      <text:p text:style-name="P19"><text:span text:style-name="T38">When using Sqrt, Sin, Cos, Tan, Asin, Acos, or Atan, the second argument is ignored.</text:span></text:p>
      <text:p text:style-name="P16"><text:span text:style-name="T56">Methods</text:span></text:p>
      <text:p text:style-name="P18"><text:span text:style-name="T21"/></text:p>
      <text:p text:style-name="P19"><text:span text:style-name="T38"/></text:p>
      <text:p text:style-name="P37"><text:span text:style-name="T4">public</text:span><text:span text:style-name="T26"> </text:span><text:span text:style-name="T4">double</text:span><text:span text:style-name="T26"> BaseMath</text:span><text:span text:style-name="T21">(BaseMathOperation operationId, </text:span><text:span text:style-name="T1">double</text:span><text:span text:style-name="T21"> num, </text:span><text:span text:style-name="T1">double</text:span><text:span text:style-name="T21"> num2)</text:span></text:p>
      <text:p text:style-name="P37"><text:span text:style-name="T38">Perform</text:span><text:span text:style-name="T40">s a math operation with num and num2. View the documentation for BaseMathOperation to view the possible operations.</text:span></text:p>
      <text:p text:style-name="P37"><text:span text:style-name="T40"/></text:p>
      <text:p text:style-name="P37"><text:span text:style-name="T6">public</text:span><text:span text:style-name="T26"> </text:span><text:span text:style-name="T4">double</text:span><text:span text:style-name="T26"> BaseMath</text:span><text:span text:style-name="T21">(BaseMathOperation operationId, </text:span><text:span text:style-name="T1">int</text:span><text:span text:style-name="T21"> numOfArguments, List&lt;</text:span><text:span text:style-name="T1">double</text:span><text:span text:style-name="T21">&gt; args)</text:span></text:p>
      <text:p text:style-name="P38"><text:span text:style-name="T38">An overload to BaseMath allowing usage of more than two numbers. NumOfArguments is the number of arguments to be used, and args is a collection of doubles holding them.</text:span></text:p>
      <text:p text:style-name="P38"><text:span text:style-name="T38"/></text:p>
      <text:p text:style-name="P38"><text:span text:style-name="T4">public</text:span><text:span text:style-name="T26"> </text:span><text:span text:style-name="T4">double</text:span><text:span text:style-name="T26"> Power</text:span><text:span text:style-name="T21">(</text:span><text:span text:style-name="T1">int</text:span><text:span text:style-name="T21"> x, </text:span><text:span text:style-name="T1">int</text:span><text:span text:style-name="T21"> y)</text:span></text:p>
      <text:p text:style-name="P38"><text:span text:style-name="T38">Returns x to the power of y.</text:span></text:p>
      <text:p text:style-name="P38"><text:span text:style-name="T38"/></text:p>
      <text:p text:style-name="P38"><text:span text:style-name="T4">public</text:span><text:span text:style-name="T26"> List&lt;</text:span><text:span text:style-name="T4">double</text:span><text:span text:style-name="T26">&gt; Ratio</text:span><text:span text:style-name="T21">(</text:span><text:span text:style-name="T1">double</text:span><text:span text:style-name="T21"> n, </text:span><text:span text:style-name="T1">double</text:span><text:span text:style-name="T21"> x, </text:span><text:span text:style-name="T1">double</text:span><text:span text:style-name="T21"> y)</text:span></text:p>
      <text:p text:style-name="P38"><text:span text:style-name="T38">Returns n shared in the ratio x : y, in a </text:span><text:span text:style-name="T41">list of doubles</text:span><text:span text:style-name="T38"> containing the two numbers.</text:span></text:p>
      <text:p text:style-name="P20"><text:span text:style-name="T56">ExceptionsLite</text:span></text:p>
      <text:p text:style-name="P28"><text:span text:style-name="T56">ExceptionsLite is Shell’s exception manager, designed to make exceptions easier.</text:span></text:p>
      <text:p text:style-name="P21"><text:span text:style-name="T50"/></text:p>
      <text:p text:style-name="P21"><text:span text:style-name="T56">Structs</text:span></text:p>
      <text:p text:style-name="P23"><text:span text:style-name="T56">Exception</text:span></text:p>
      <text:p text:style-name="P34"><text:span text:style-name="T11">public</text:span><text:span text:style-name="T30"> </text:span><text:span text:style-name="T11">string</text:span><text:span text:style-name="T30"> exceptionName { </text:span><text:span text:style-name="T11">get</text:span><text:span text:style-name="T30">; </text:span><text:span text:style-name="T11">set</text:span><text:span text:style-name="T30">; }</text:span></text:p>
      <text:p text:style-name="P34"><text:span text:style-name="T57">The exception name.</text:span></text:p>
      <text:p text:style-name="P34"><text:span text:style-name="T11">public</text:span><text:span text:style-name="T30"> </text:span><text:span text:style-name="T11">int</text:span><text:span text:style-name="T30"> exceptionId { </text:span><text:span text:style-name="T11">get</text:span><text:span text:style-name="T30">; </text:span><text:span text:style-name="T11">set</text:span><text:span text:style-name="T30">; }</text:span></text:p>
      <text:p text:style-name="P34"><text:span text:style-name="T57">The exception ID.</text:span></text:p>
      <text:p text:style-name="P34"><text:span text:style-name="T11">public</text:span><text:span text:style-name="T30"> </text:span><text:span text:style-name="T11">string</text:span><text:span text:style-name="T30"> exceptionMessage { </text:span><text:span text:style-name="T11">get</text:span><text:span text:style-name="T30">; </text:span><text:span text:style-name="T11">set</text:span><text:span text:style-name="T30">; }</text:span></text:p>
      <text:p text:style-name="P35"><text:span text:style-name="T57">The exception message.</text:span></text:p>
      <text:p text:style-name="P35"><text:span text:style-name="T11">public</text:span><text:span text:style-name="T30"> </text:span><text:span text:style-name="T11">int</text:span><text:span text:style-name="T30"> exceptionSeverity { </text:span><text:span text:style-name="T11">get</text:span><text:span text:style-name="T30">; </text:span><text:span text:style-name="T11">set</text:span><text:span text:style-name="T30">; }</text:span></text:p>
      <text:p text:style-name="P35"><text:span text:style-name="T57">The exception severity.</text:span></text:p>
      <text:p text:style-name="P21"><text:span text:style-name="T56">Methods</text:span></text:p>
      <text:p text:style-name="P28"><text:span text:style-name="T14">public</text:span><text:span text:style-name="T34"> </text:span><text:span text:style-name="T14">int</text:span><text:span text:style-name="T34"> ElmRegisterExceptionP</text:span><text:span text:style-name="T30">(</text:span><text:span text:style-name="T11">string</text:span><text:span text:style-name="T30"> exceptionName, </text:span><text:span text:style-name="T11">int</text:span><text:span text:style-name="T30"> exceptionId, </text:span><text:span text:style-name="T11">string</text:span><text:span text:style-name="T30"> exceptionMessage, </text:span><text:span text:style-name="T11">int</text:span><text:span text:style-name="T30"> exceptionSeverity)</text:span></text:p>
      <text:p text:style-name="P29"><text:span text:style-name="T57">Registers an ExceptionsLite exception. The exceptionName is the name of the exception. Exception names should end with Exception. The ID is exceptionId. The ID must be above 10,000, as errors 0 to 9,999 are reserved by Shell. (Errors 1,000 to 9,999 may be made available for applications in a later release). exceptionMessage is the message to be shown when the exception is triggered. ExceptionSeverity is the</text:span><text:span text:style-name="T58"> exception severity, where</text:span></text:p>
      <text:p text:style-name="P29"><text:span text:style-name="T58"><text:line-break/>0 = warning </text:span></text:p>
      <text:p text:style-name="P29"><text:span text:style-name="T58">1 = fatal error (Shell exits)</text:span></text:p>
      <text:p text:style-name="P29"><text:span text:style-name="T58"/></text:p>
      <text:p text:style-name="P30"><text:span text:style-name="T58">Warning may be split into 0 (warning) and 1 (non-fatal error) in a future release, with fatal error being moved to 2. </text:span></text:p>
      <text:p text:style-name="P30"><text:span text:style-name="T58"/></text:p>
      <text:p text:style-name="P30"><text:span text:style-name="T16">public</text:span><text:span text:style-name="T34"> </text:span><text:span text:style-name="T14">int</text:span><text:span text:style-name="T34"> ElmUnregisterExceptionP</text:span><text:span text:style-name="T30">(</text:span><text:span text:style-name="T11">int</text:span><text:span text:style-name="T30"> exceptionId)</text:span></text:p>
      <text:p text:style-name="P30"><text:soft-page-break/><text:span text:style-name="T59">Unregisters an exception. ExceptionId must be above 10,000, as you cannot unregister a Shell exception.</text:span></text:p>
      <text:p text:style-name="P30"><text:span text:style-name="T59"/></text:p>
      <text:p text:style-name="P30"><text:span text:style-name="T12">public</text:span><text:span text:style-name="T30"> </text:span><text:span text:style-name="T11">int</text:span><text:span text:style-name="T30"> ElmThrowException(</text:span><text:span text:style-name="T11">int</text:span><text:span text:style-name="T30"> exceptionId)</text:span></text:p>
      <text:p text:style-name="P31"><text:span text:style-name="T59">Throws an exception. Shell has 51 exceptions built in – numbered 0 to 50. Many are not intended for use in programs. 10,000+ is user application exceptions.</text:span></text:p>
      <text:p text:style-name="P39"><text:span text:style-name="T74">File IO</text:span></text:p>
      <text:p text:style-name="P31"><text:span text:style-name="T73">Methods</text:span></text:p>
      <text:p text:style-name="P31"><text:span text:style-name="T14">public</text:span><text:span text:style-name="T34"> </text:span><text:span text:style-name="T14">bool</text:span><text:span text:style-name="T34"> CreateFileEx</text:span><text:span text:style-name="T30">(</text:span><text:span text:style-name="T11">string</text:span><text:span text:style-name="T30"> path, </text:span><text:span text:style-name="T11">string</text:span><text:span text:style-name="T30"> initialContent=</text:span><text:span text:style-name="T11">null</text:span><text:span text:style-name="T30">, </text:span><text:span text:style-name="T11">bool</text:span><text:span text:style-name="T30"> verifyThatNotAlreadyExist = </text:span><text:span text:style-name="T11">false</text:span><text:span text:style-name="T30">)</text:span><text:span text:style-name="T60">reates a file at path, optionally adding initialContent to the file. If verifyThatNotAlreadyExist is true, it will return false if the file already exists. Throws DotNetIoException #29, FileNotFoundException #31, and DirectoryNotFoundException #32 in an error state. True if successful.<text:line-break/></text:span></text:p>
      <text:p text:style-name="P32"><text:span text:style-name="T17">public</text:span><text:span text:style-name="T34"> </text:span><text:span text:style-name="T14">bool</text:span><text:span text:style-name="T34"> DeleteFileEx</text:span><text:span text:style-name="T30">(</text:span><text:span text:style-name="T11">string</text:span><text:span text:style-name="T30"> path, </text:span><text:span text:style-name="T11">bool</text:span><text:span text:style-name="T30"> askUserConsoleOnly = </text:span><text:span text:style-name="T11">false</text:span><text:span text:style-name="T30">, </text:span><text:span text:style-name="T11">string</text:span><text:span text:style-name="T30"> confirmationMessage=</text:span><text:span text:style-name="T86">"Are you sure you want to delete"</text:span><text:span text:style-name="T30">)</text:span></text:p>
      <text:p text:style-name="P33"><text:span text:style-name="T61">Deletes a file at path. If askUserConfirmationOnly is true, the user will be asked confirmationMessage, with the file name and a question mark appended. Do not use askUserConsoleOnly if there is not a console attached. </text:span></text:p>
      <text:p text:style-name="P32"><text:span text:style-name="T57"/></text:p>
      <text:p text:style-name="P32"><text:span text:style-name="T18">public</text:span><text:span text:style-name="T36"> </text:span><text:span text:style-name="T18">bool</text:span><text:span text:style-name="T36"> CopyFileEx</text:span><text:span text:style-name="T31">(</text:span><text:span text:style-name="T13">string</text:span><text:span text:style-name="T31"> oldpath, </text:span><text:span text:style-name="T13">string</text:span><text:span text:style-name="T31"> newpath, </text:span><text:span text:style-name="T13">bool</text:span><text:span text:style-name="T31"> operationSuccessfulMessageConsoleOnly = </text:span><text:span text:style-name="T13">false</text:span><text:span text:style-name="T31">, </text:span><text:span text:style-name="T13">string</text:span><text:span text:style-name="T31"> operationSuccessfulMessage = </text:span><text:span text:style-name="T87">"The file was successfully copied to"</text:span><text:span text:style-name="T31">)</text:span></text:p>
      <text:p text:style-name="P33"><text:span text:style-name="T61">Copies a file from oldpath to newpath. If </text:span><text:span text:style-name="T57">operationSuccessfulMessageConsoleOnly</text:span><text:span text:style-name="T61"> is true, Shell will show </text:span><text:span text:style-name="T57">operationSuccessfulMessage</text:span><text:span text:style-name="T61">, with the file name and a full stop appended, if the copy operation is completed successfully. Do not use askUserOperationSuccessfulOnly if there is not a console attached. </text:span><text:span text:style-name="T60">Throws DotNetIoException #29, FileNotFoundException #31, and DirectoryNotFoundException #32 in an error state.</text:span><text:span text:style-name="T57"><text:line-break/></text:span></text:p>
      <text:p text:style-name="P32"><text:span text:style-name="T18">public</text:span><text:span text:style-name="T36"> </text:span><text:span text:style-name="T18">bool</text:span><text:span text:style-name="T36"> </text:span><text:span text:style-name="T37">Move</text:span><text:span text:style-name="T36">FileEx</text:span><text:span text:style-name="T31">(</text:span><text:span text:style-name="T13">string</text:span><text:span text:style-name="T31"> oldpath, </text:span><text:span text:style-name="T13">string</text:span><text:span text:style-name="T31"> newpath, </text:span><text:span text:style-name="T13">bool</text:span><text:span text:style-name="T31"> operationSuccessfulMessageConsoleOnly = </text:span><text:span text:style-name="T13">false</text:span><text:span text:style-name="T31">, </text:span><text:span text:style-name="T13">string</text:span><text:span text:style-name="T31"> operationSuccessfulMessage = </text:span><text:span text:style-name="T87">"The file was successfully copied to"</text:span><text:span text:style-name="T31">)</text:span></text:p>
      <text:p text:style-name="P33"><text:span text:style-name="T62">Moves</text:span><text:span text:style-name="T61"> a file from oldpath to newpath. If </text:span><text:span text:style-name="T57">operationSuccessfulMessageConsoleOnly</text:span><text:span text:style-name="T61"> is true, Shell will show </text:span><text:span text:style-name="T57">operationSuccessfulMessage</text:span><text:span text:style-name="T61">, with the file name and a full stop appended, if the copy operation is completed successfully. Do not use askUserOperationSuccessfulOnly if there is not a console attached. </text:span><text:span text:style-name="T60">Throws DotNetIoException #29, </text:span><text:span text:style-name="T64">UnauthorizedAccessException #30, </text:span><text:span text:style-name="T60">FileNotFoundException #31, and DirectoryNotFoundException #32 in an error state.</text:span><text:span text:style-name="T57"><text:line-break/></text:span></text:p>
      <text:p text:style-name="P32"><text:span text:style-name="T14">public</text:span><text:span text:style-name="T34"> </text:span><text:span text:style-name="T14">bool</text:span><text:span text:style-name="T34"> VerifyExistence</text:span><text:span text:style-name="T30">(</text:span><text:span text:style-name="T11">string</text:span><text:span text:style-name="T30"> path)<text:line-break/></text:span><text:span text:style-name="T63">If the file at path exists, the method returns true. If it does not, it returns false.<text:line-break/></text:span></text:p>
      <text:p text:style-name="P32"><text:span text:style-name="T15">public</text:span><text:span text:style-name="T34"> </text:span><text:span text:style-name="T14">bool</text:span><text:span text:style-name="T34"> SetFileHiddenEx</text:span><text:span text:style-name="T30">(</text:span><text:span text:style-name="T11">string</text:span><text:span text:style-name="T30"> filePath)</text:span><text:span text:style-name="T32"><text:line-break/></text:span><text:span text:style-name="T63">Sets the file at filePath to be hidden. Alias for </text:span><text:span text:style-name="T30">SetFileAttributeEx(</text:span><text:span text:style-name="T11">string</text:span><text:span text:style-name="T30"> filePath, FileAttributes.</text:span><text:span text:style-name="T32">Hidden</text:span><text:span text:style-name="T30">)</text:span></text:p>
      <text:p text:style-name="P32"><text:span text:style-name="T30"/></text:p>
      <text:p text:style-name="P33"><text:span text:style-name="T15">public</text:span><text:span text:style-name="T34"> </text:span><text:span text:style-name="T14">bool</text:span><text:span text:style-name="T34"> SetFile</text:span><text:span text:style-name="T35">ReadOnly</text:span><text:span text:style-name="T34">Ex</text:span><text:span text:style-name="T30">(</text:span><text:span text:style-name="T11">string</text:span><text:span text:style-name="T30"> filePath)</text:span><text:span text:style-name="T32"><text:line-break/></text:span><text:span text:style-name="T63">Sets the file at filePath to be </text:span><text:span text:style-name="T64">read only</text:span><text:span text:style-name="T63">. Alias for </text:span><text:span text:style-name="T75">SetFileAttributeEx(</text:span><text:span text:style-name="T19">string</text:span><text:span text:style-name="T75"> filePath, FileAttributes.</text:span><text:span text:style-name="T76">ReadOnly</text:span><text:span text:style-name="T75">)</text:span></text:p>
      <text:p text:style-name="P33"/>
      <text:p text:style-name="P33"><text:span text:style-name="T15">public</text:span><text:span text:style-name="T34"> </text:span><text:span text:style-name="T14">bool</text:span><text:span text:style-name="T34"> SetFile</text:span><text:span text:style-name="T35">Temporary</text:span><text:span text:style-name="T34">Ex</text:span><text:span text:style-name="T30">(</text:span><text:span text:style-name="T11">string</text:span><text:span text:style-name="T30"> filePath)</text:span><text:span text:style-name="T32"><text:line-break/></text:span><text:span text:style-name="T63">Sets the file at filePath to be </text:span><text:span text:style-name="T64">temporary</text:span><text:span text:style-name="T63">. Alias for </text:span><text:span text:style-name="T30">SetFileAttributeEx(</text:span><text:span text:style-name="T11">string</text:span><text:span text:style-name="T30"> filePath, FileAttributes.</text:span><text:span text:style-name="T33">Temporary</text:span><text:span text:style-name="T30">)</text:span></text:p>
      <text:p text:style-name="P33"><text:span text:style-name="T30"/></text:p>
      <text:p text:style-name="P33"><text:span text:style-name="T15">public</text:span><text:span text:style-name="T34"> </text:span><text:span text:style-name="T14">bool</text:span><text:span text:style-name="T34"> SetFile</text:span><text:span text:style-name="T35">System</text:span><text:span text:style-name="T34">Ex</text:span><text:span text:style-name="T30">(</text:span><text:span text:style-name="T11">string</text:span><text:span text:style-name="T30"> filePath)</text:span><text:span text:style-name="T32"><text:line-break/></text:span><text:span text:style-name="T63">Sets the file at filePath to be </text:span><text:span text:style-name="T64">a system file</text:span><text:span text:style-name="T63">. Alias for</text:span><text:span text:style-name="T32"> </text:span><text:span text:style-name="T33">S</text:span><text:span text:style-name="T30">etFileAttributeEx(</text:span><text:span text:style-name="T11">string</text:span><text:span text:style-name="T30"> filePath, FileAttributes.</text:span><text:span text:style-name="T33">System</text:span><text:span text:style-name="T30">)</text:span></text:p>
      <text:p text:style-name="P33"><text:span text:style-name="T30"/></text:p>
      <text:p text:style-name="P33"><text:span text:style-name="T15">public</text:span><text:span text:style-name="T34"> </text:span><text:span text:style-name="T14">bool</text:span><text:span text:style-name="T34"> </text:span><text:span text:style-name="T35">RemoveAttributesEx</text:span><text:span text:style-name="T30">(</text:span><text:span text:style-name="T11">string</text:span><text:span text:style-name="T30"> filePath)</text:span><text:span text:style-name="T32"><text:line-break/></text:span><text:span text:style-name="T64">Removes all attributes from the file at filePath.</text:span><text:span text:style-name="T63"> Alias for</text:span><text:span text:style-name="T32"> </text:span><text:span text:style-name="T30">SetFileAttributeEx(</text:span><text:span text:style-name="T11">string</text:span><text:span text:style-name="T30"> filePath, FileAttributes.</text:span><text:span text:style-name="T33">Normal</text:span><text:span text:style-name="T30">)</text:span></text:p>
      <text:p text:style-name="P33"><text:span text:style-name="T30"/></text:p>
      <text:p text:style-name="P30"><text:span text:style-name="T20">public</text:span><text:span text:style-name="T34"> </text:span><text:span text:style-name="T14">bool</text:span><text:span text:style-name="T34"> SetFileAttributeEx</text:span><text:span text:style-name="T30">(</text:span><text:span text:style-name="T11">string</text:span><text:span text:style-name="T30"> filePath, FileAttributes attribute)</text:span></text:p>
      <text:p text:style-name="P36"><text:span text:style-name="T78">S</text:span><text:span text:style-name="T56">ets the file attributes of the file at fileParth to attribute. Acceptable values for attribute are located at </text:span><text:a xlink:type="simple" xlink:href="https://docs.microsoft.com/en-us/dotnet/api/system.io.fileattributes?view=netframework-4.7.2" text:style-name="Internet_20_link" text:visited-style-name="Visited_20_Internet_20_Link">https://docs.microsoft.com/en-us/dotnet/api/system.io.fileattributes?view=netframework-4.7.2</text:a><text:span text:style-name="T56">. </text:span></text:p>
      <text:p text:style-name="P40"><text:span text:style-name="T56">Windows Forms Interoperability</text:span></text:p>
      <text:p text:style-name="P36"><text:span text:style-name="T56">Shell has limited interoperability with Windows Forms, and can use some of its standard dialogs.</text:span></text:p>
      <text:p text:style-name="P25"><text:soft-page-break/><text:span text:style-name="T56">You must import System.Drawing, System.Windows and System.Windows.Forms </text:span><text:span text:style-name="T79">in</text:span><text:span text:style-name="T56"> all source files that use these methods.</text:span></text:p>
      <text:p text:style-name="P40"><text:span text:style-name="T4"/></text:p>
      <text:p text:style-name="P40"><text:span text:style-name="T4">public</text:span><text:span text:style-name="T26"> Color WinColourDialog</text:span><text:span text:style-name="T21">()</text:span></text:p>
      <text:p text:style-name="P42"><text:span text:style-name="T38">Displays a Windows Forms colour dialog. Returns a Color where:</text:span></text:p>
      <text:p text:style-name="P42"><text:span text:style-name="T38">Color.R = The red colour of the user selection</text:span></text:p>
      <text:p text:style-name="P42"><text:span text:style-name="T38">Color.G = The green colour of the user selection</text:span></text:p>
      <text:p text:style-name="P42"><text:span text:style-name="T38">Color.B = The blue colour of the user selection.</text:span></text:p>
      <text:p text:style-name="P42"><text:span text:style-name="T38"/></text:p>
      <text:p text:style-name="P42"><text:span text:style-name="T4">public</text:span><text:span text:style-name="T26"> </text:span><text:span text:style-name="T4">void</text:span><text:span text:style-name="T26"> WinMsgBox</text:span><text:span text:style-name="T21">(</text:span><text:span text:style-name="T1">string</text:span><text:span text:style-name="T21"> caption = </text:span><text:span text:style-name="T1">null</text:span><text:span text:style-name="T21">, </text:span><text:span text:style-name="T1">string</text:span><text:span text:style-name="T21"> text = </text:span><text:span text:style-name="T1">null</text:span><text:span text:style-name="T21">, MessageBoxButtons msgButtons = MessageBoxButtons.OK, MessageBoxIcon msgIcon = MessageBoxIcon.None)</text:span></text:p>
      <text:p text:style-name="P42"><text:span text:style-name="T38">Displays a Windows Forms message box with window caption caption, message box text text, buttons msgButtons, and icon msgIcon. For acceptable values for <text:s/>msgButtons and msgIcon, view </text:span><text:a xlink:type="simple" xlink:href="https://docs.microsoft.com/en-us/dotnet/api/system.windows.forms.messagebox?view=netframework-4.7.2" text:style-name="Internet_20_link" text:visited-style-name="Visited_20_Internet_20_Link">https://docs.microsoft.com/en-us/dotnet/api/system.windows.forms.messagebox?view=netframework-4.7.2</text:a><text:span text:style-name="T38">. </text:span></text:p>
      <text:p text:style-name="P42"><text:span text:style-name="T38">In a later version, this will return a MessageBoxResult.</text:span></text:p>
      <text:p text:style-name="P42"><text:span text:style-name="T38"/></text:p>
      <text:p text:style-name="P42"><text:span text:style-name="T4">public</text:span><text:span text:style-name="T26"> </text:span><text:span text:style-name="T4">string</text:span><text:span text:style-name="T26"> WinOpenDialog</text:span><text:span text:style-name="T21">(</text:span><text:span text:style-name="T1">string</text:span><text:span text:style-name="T21"> defaultFileName, </text:span><text:span text:style-name="T1">string</text:span><text:span text:style-name="T21"> defaultExtension, </text:span><text:span text:style-name="T1">string</text:span><text:span text:style-name="T21"> filter, </text:span><text:span text:style-name="T1">string</text:span><text:span text:style-name="T21"> title = </text:span><text:span text:style-name="T1">null</text:span><text:span text:style-name="T21">, </text:span><text:span text:style-name="T1">bool</text:span><text:span text:style-name="T21"> checkPathExists = </text:span><text:span text:style-name="T1">false</text:span><text:span text:style-name="T21">, </text:span><text:span text:style-name="T1">bool</text:span><text:span text:style-name="T21"> allowMultipleFiles = </text:span><text:span text:style-name="T1">false</text:span><text:span text:style-name="T21">)</text:span></text:p>
      <text:p text:style-name="P42"><text:span text:style-name="T38">Displays a standard Win32 open dialog, with a default file name of defaultFileName, a default extension of defaultExtension, a filter of filter, and a window title of title. If checkPathExists is true, it will check if the file exists when pressing OK. If allowMultipleFiles is true, the box will allow multiple files to be selected. Returns a string containing either the default file name, if no file was selected, or the file name selected. In a later version, this will return null if no file was selected.</text:span></text:p>
      <text:p text:style-name="P42"><text:span text:style-name="T38"/></text:p>
      <text:p text:style-name="P42"><text:span text:style-name="T4">public</text:span><text:span text:style-name="T26"> </text:span><text:span text:style-name="T4">string</text:span><text:span text:style-name="T26"> WinSaveDialog</text:span><text:span text:style-name="T21">(</text:span><text:span text:style-name="T1">string</text:span><text:span text:style-name="T21"> defaultFileName, </text:span><text:span text:style-name="T1">string</text:span><text:span text:style-name="T21"> defaultExtension, </text:span><text:span text:style-name="T1">string</text:span><text:span text:style-name="T21"> filter, </text:span><text:span text:style-name="T1">string</text:span><text:span text:style-name="T21"> title = </text:span><text:span text:style-name="T1">null</text:span><text:span text:style-name="T21">, </text:span><text:span text:style-name="T1">bool</text:span><text:span text:style-name="T21"> checkPathExists = </text:span><text:span text:style-name="T1">false</text:span><text:span text:style-name="T21">, </text:span><text:span text:style-name="T1">bool</text:span><text:span text:style-name="T21"> allowMultipleFiles = </text:span><text:span text:style-name="T1">false</text:span><text:span text:style-name="T21">)<text:line-break/></text:span><text:span text:style-name="T38">Displays a standard Win32 save dialog, with a default file name of defaultFileName, a default extension of defaultExtension, a filter of filter, and a window title of title. If checkPathExists is true, it will check if the file exists when pressing OK. If allowMultipleFiles is true, the box will allow multiple files to be selected. Returns a string containing either the default file name, if no file was selected, or the file name selected. In a later version, this will return null if no file was selected.</text:span></text:p>
      <text:p text:style-name="P43"><text:span text:style-name="T56">Registry</text:span></text:p>
      <text:p text:style-name="P26"><text:span text:style-name="T56">To use these methods, Microsoft.Win32 must be imported in all source files that use them.</text:span></text:p>
      <text:p text:style-name="P41"><text:span text:style-name="T4">public</text:span><text:span text:style-name="T26"> </text:span><text:span text:style-name="T4">bool</text:span><text:span text:style-name="T26"> WinCreateRegKey</text:span><text:span text:style-name="T21">(RegistryHive root, </text:span><text:span text:style-name="T1">string</text:span><text:span text:style-name="T21"> thePath, </text:span><text:span text:style-name="T1">bool</text:span><text:span text:style-name="T21"> writable = </text:span><text:span text:style-name="T1">true</text:span><text:span text:style-name="T21">)</text:span></text:p>
      <text:p text:style-name="P45"><text:span text:style-name="T38">Creates a registry key in RegistryHive root at thePath. If writable is true, the registry key will be read/write. If it is not, it will be read only. </text:span><text:span text:style-name="T42">If the OS denies access, </text:span><text:span text:style-name="T83">RegistryAccessDeniedException</text:span><text:span text:style-name="T42"> exception <text:s/>#36 </text:span><text:span text:style-name="T43">or </text:span><text:span text:style-name="T88">RegistrySecurityException</text:span><text:span text:style-name="T43"> exception #37 </text:span><text:span text:style-name="T42">will be thrown. </text:span></text:p>
      <text:p text:style-name="P44"><text:span text:style-name="T38"/></text:p>
      <text:p text:style-name="P44"><text:span text:style-name="T4">public</text:span><text:span text:style-name="T26"> </text:span><text:span text:style-name="T4">bool</text:span><text:span text:style-name="T26"> WinCreateRegKey</text:span><text:span text:style-name="T21">(RegistryKey root, </text:span><text:span text:style-name="T1">string</text:span><text:span text:style-name="T21"> theName, </text:span><text:span text:style-name="T1">bool</text:span><text:span text:style-name="T21"> writable = </text:span><text:span text:style-name="T1">true</text:span><text:span text:style-name="T21">)</text:span></text:p>
      <text:p text:style-name="P52"><text:span text:style-name="T70">An overload to WinCreateRegKey allowing subkeys of keys to be created. <text:s/></text:span><text:span text:style-name="T71">If the OS denies access, </text:span><text:span text:style-name="T83">RegistryAccessDeniedException</text:span><text:span text:style-name="T71"> exception <text:s/>#36 </text:span><text:span text:style-name="T72">or </text:span><text:span text:style-name="T90">RegistrySecurityException</text:span><text:span text:style-name="T72"> exception #37 </text:span><text:span text:style-name="T71">will be thrown. </text:span></text:p>
      <text:p text:style-name="P44"><text:span text:style-name="T38"/></text:p>
      <text:p text:style-name="P44"><text:span text:style-name="T4">public</text:span><text:span text:style-name="T26"> RegistryKey WinOpenRegKey</text:span><text:span text:style-name="T21">(RegistryHive root, </text:span><text:span text:style-name="T1">string</text:span><text:span text:style-name="T21"> thePath, </text:span><text:span text:style-name="T1">bool</text:span><text:span text:style-name="T21"> writable = </text:span><text:span text:style-name="T1">true</text:span><text:span text:style-name="T21">)</text:span></text:p>
      <text:p text:style-name="P45"><text:span text:style-name="T44">Opens a registry key</text:span><text:span text:style-name="T38"> in RegistryHive root at thePath. If writable is true, the registry key will be </text:span><text:span text:style-name="T44">opened for </text:span><text:span text:style-name="T38">read/write. If it is not, it will be read only. </text:span><text:span text:style-name="T42">If the OS denies access, </text:span><text:span text:style-name="T93">RegistryAccessDeniedException</text:span><text:span text:style-name="T42"> exception <text:s/>#36 </text:span><text:span text:style-name="T43">or </text:span><text:span text:style-name="T94">RegistrySecurityException</text:span><text:span text:style-name="T43"> exception #37 </text:span><text:span text:style-name="T42">will be thrown. </text:span><text:span text:style-name="T44">Returns a RegistryKey representing the key just opened.</text:span></text:p>
      <text:p text:style-name="P45"><text:span text:style-name="T44"/></text:p>
      <text:p text:style-name="P45"><text:span text:style-name="T7">public</text:span><text:span text:style-name="T26"> RegistryKey WinOpenRegKey</text:span><text:span text:style-name="T21">(RegistryKey key, </text:span><text:span text:style-name="T1">string</text:span><text:span text:style-name="T21"> theName, </text:span><text:span text:style-name="T1">bool</text:span><text:span text:style-name="T21"> writable = </text:span><text:span text:style-name="T1">true</text:span><text:span text:style-name="T21">)</text:span></text:p>
      <text:p text:style-name="P46"><text:span text:style-name="T38">An overload to Win</text:span><text:span text:style-name="T44">Open</text:span><text:span text:style-name="T38">RegKey allowing subkeys of keys to be </text:span><text:span text:style-name="T44">opened</text:span><text:span text:style-name="T38">. <text:s/></text:span><text:span text:style-name="T42">If the OS denies access, </text:span><text:span text:style-name="T83">RegistryAccessDeniedException</text:span><text:span text:style-name="T42"> exception <text:s/>#36 </text:span><text:span text:style-name="T43">or </text:span><text:span text:style-name="T88">RegistrySecurityException</text:span><text:span text:style-name="T43"> exception #37 </text:span><text:span text:style-name="T42">will be thrown. </text:span><text:span text:style-name="T44">Returns a RegistryKey representing the key just opened.</text:span></text:p>
      <text:p text:style-name="P46"><text:span text:style-name="T44"/></text:p>
      <text:p text:style-name="P46"><text:span text:style-name="T7">public</text:span><text:span text:style-name="T26"> </text:span><text:span text:style-name="T4">bool</text:span><text:span text:style-name="T26"> WinDeleteRegKey</text:span><text:span text:style-name="T21">(RegistryHive root, </text:span><text:span text:style-name="T1">string</text:span><text:span text:style-name="T21"> thePath)</text:span></text:p>
      <text:p text:style-name="P46"><text:span text:style-name="T45">Deletes </text:span><text:span text:style-name="T44">a registry key in RegistryHive root at thePath. <text:s/></text:span><text:span text:style-name="T42">If the OS denies access, </text:span><text:span text:style-name="T93">RegistryAccessDeniedException</text:span><text:span text:style-name="T42"> exception <text:s/>#36 </text:span><text:span text:style-name="T43">or </text:span><text:span text:style-name="T94">RegistrySecurityException</text:span><text:span text:style-name="T43"> exception #37 </text:span><text:span text:style-name="T42">will be thrown. </text:span><text:span text:style-name="T44">Returns </text:span><text:span text:style-name="T45">true if the key was successfully deleted, false if not.</text:span></text:p>
      <text:p text:style-name="P46"><text:span text:style-name="T45"/></text:p>
      <text:p text:style-name="P46"><text:span text:style-name="T8">public</text:span><text:span text:style-name="T26"> </text:span><text:span text:style-name="T4">bool</text:span><text:span text:style-name="T26"> WinDeleteRegKey</text:span><text:span text:style-name="T21">(RegistryKey key, </text:span><text:span text:style-name="T1">string</text:span><text:span text:style-name="T21"> theName, </text:span><text:span text:style-name="T1">bool</text:span><text:span text:style-name="T21"> deltree = </text:span><text:span text:style-name="T1">false</text:span><text:span text:style-name="T21">)</text:span></text:p>
      <text:p text:style-name="P46"><text:span text:style-name="T45">An overload to WinDeleteRegKey allowing subkeys of keys to be deleted. <text:s/></text:span><text:span text:style-name="T42">If the OS denies access,</text:span><text:span text:style-name="T24"> </text:span><text:span text:style-name="T83">RegistryAccessDeniedException</text:span><text:span text:style-name="T24"> </text:span><text:span text:style-name="T42">exception #36 </text:span><text:span text:style-name="T43">or </text:span><text:span text:style-name="T88">RegistrySecurityException</text:span><text:span text:style-name="T25"> </text:span><text:span text:style-name="T43">exception #37 </text:span><text:span text:style-name="T42">will be thrown. </text:span><text:span text:style-name="T44">Returns </text:span><text:span text:style-name="T45">true if the key was successfully deleted, false if not.</text:span></text:p>
      <text:p text:style-name="P44"><text:span text:style-name="T21"/></text:p>
      <text:p text:style-name="P44"><text:soft-page-break/><text:span text:style-name="T4">public</text:span><text:span text:style-name="T26"> </text:span><text:span text:style-name="T4">string</text:span><text:span text:style-name="T26">[] WinListSubkeys</text:span><text:span text:style-name="T21">(RegistryKey theKey)</text:span></text:p>
      <text:p text:style-name="P47"><text:span text:style-name="T38">Returns a string array of theKey listing the subkeys of theKey. </text:span><text:span text:style-name="T42">If the OS denies access,</text:span><text:span text:style-name="T24"> </text:span><text:span text:style-name="T83">RegistryAccessDeniedException</text:span><text:span text:style-name="T24"> </text:span><text:span text:style-name="T42">exception #36 </text:span><text:span text:style-name="T43">or </text:span><text:span text:style-name="T88">RegistrySecurityException</text:span><text:span text:style-name="T25"> </text:span><text:span text:style-name="T43">exception #37 </text:span><text:span text:style-name="T42">will be thrown. </text:span></text:p>
      <text:p text:style-name="P47"><text:span text:style-name="T42"/></text:p>
      <text:p text:style-name="P47"><text:span text:style-name="T9">public</text:span><text:span text:style-name="T26"> </text:span><text:span text:style-name="T4">object</text:span><text:span text:style-name="T26"> WinGetRegValue</text:span><text:span text:style-name="T21">(RegistryKey key, </text:span><text:span text:style-name="T1">string</text:span><text:span text:style-name="T21"> name, </text:span><text:span text:style-name="T1">string</text:span><text:span text:style-name="T21"> value)</text:span></text:p>
      <text:p text:style-name="P47"><text:span text:style-name="T38">Gets a registry value </text:span><text:span text:style-name="T46">value of key RegKey</text:span><text:span text:style-name="T38">. Returns an object corresponding to the type of the registry key. DWORDs return ints and strings return strings. QWORDs return either ints or doubles depending on the value. You should use </text:span><text:span text:style-name="T77">var</text:span><text:span text:style-name="T38"> and then test the type of the object. </text:span><text:span text:style-name="T42">If the OS denies access,</text:span><text:span text:style-name="T24"> </text:span><text:span text:style-name="T83">RegistryAccessDeniedException</text:span><text:span text:style-name="T24"> </text:span><text:span text:style-name="T42">exception #36 </text:span><text:span text:style-name="T43">or </text:span><text:span text:style-name="T88">RegistrySecurityException</text:span><text:span text:style-name="T25"> </text:span><text:span text:style-name="T43">exception #37 </text:span><text:span text:style-name="T42">will be thrown. </text:span></text:p>
      <text:p text:style-name="P47"><text:span text:style-name="T38"/></text:p>
      <text:p text:style-name="P47"><text:span text:style-name="T4">public</text:span><text:span text:style-name="T26"> </text:span><text:span text:style-name="T4">bool</text:span><text:span text:style-name="T26"> WinSetRegValue</text:span><text:span text:style-name="T21">(RegistryKey key, </text:span><text:span text:style-name="T1">string</text:span><text:span text:style-name="T21"> name, </text:span><text:span text:style-name="T2">object</text:span><text:span text:style-name="T21"> value)</text:span></text:p>
      <text:p text:style-name="P47"><text:span text:style-name="T38">Sets a registry value to </text:span><text:span text:style-name="T47">value</text:span><text:span text:style-name="T38">. </text:span><text:span text:style-name="T47">Value can be an int (if setting a DWORD or small QWORD), string (if setting a string), or double (if setting a large QWORD_</text:span><text:span text:style-name="T38"> Returns </text:span><text:span text:style-name="T48">true if setting the value was successful, true if not</text:span><text:span text:style-name="T38">. </text:span><text:span text:style-name="T42">If the OS denies access,</text:span><text:span text:style-name="T24"> </text:span><text:span text:style-name="T83">RegistryAccessDeniedException</text:span><text:span text:style-name="T24"> </text:span><text:span text:style-name="T42">exception #36 </text:span><text:span text:style-name="T43">or</text:span><text:span text:style-name="T25"> </text:span><text:span text:style-name="T88">RegistrySecurityException</text:span><text:span text:style-name="T25"> </text:span><text:span text:style-name="T43">exception #37 </text:span><text:span text:style-name="T42">will be thrown. </text:span></text:p>
      <text:p text:style-name="P47"><text:span text:style-name="T24"/></text:p>
      <text:p text:style-name="P47"><text:span text:style-name="T4">public</text:span><text:span text:style-name="T26"> </text:span><text:span text:style-name="T4">bool</text:span><text:span text:style-name="T26"> WinDeleteRegValue</text:span><text:span text:style-name="T21">(RegistryKey theKey, </text:span><text:span text:style-name="T1">string</text:span><text:span text:style-name="T21"> valueName)</text:span></text:p>
      <text:p text:style-name="P48"><text:span text:style-name="T38">Deletes the registry value valueName of theKey. Returns true if successful, false if not. I</text:span><text:span text:style-name="T42">f the OS denies access,</text:span><text:span text:style-name="T24"> </text:span><text:span text:style-name="T83">RegistryAccessDeniedException</text:span><text:span text:style-name="T24"> </text:span><text:span text:style-name="T42">exception #36 </text:span><text:span text:style-name="T43">or</text:span><text:span text:style-name="T25"> </text:span><text:span text:style-name="T88">RegistrySecurityException</text:span><text:span text:style-name="T25"> </text:span><text:span text:style-name="T43">exception #37 </text:span><text:span text:style-name="T42">will be thrown. </text:span></text:p>
      <text:p text:style-name="P47"><text:span text:style-name="T24"/></text:p>
      <text:p text:style-name="P30"><text:span text:style-name="T81">ShellUI</text:span></text:p>
      <text:p text:style-name="P3"><text:span text:style-name="T1">public</text:span><text:span text:style-name="T21"> FileVersionInfo GetVersion()</text:span></text:p>
      <text:p text:style-name="P11"><text:span text:style-name="T38">Returns the version of ShellUI in a FileVersionInfo. You must import System.Reflection and System.Diagnostics if you use this function. </text:span></text:p>
      <text:p text:style-name="P11"><text:span text:style-name="T38"/></text:p>
      <text:p text:style-name="P11"><text:span text:style-name="T38">FileVersionInfo.MajorPart = major version</text:span></text:p>
      <text:p text:style-name="P11"><text:span text:style-name="T38">FileVersionInfo.MinorPart = minor version</text:span></text:p>
      <text:p text:style-name="P11"><text:span text:style-name="T38">FileVersionInfo.BuildPart = build version</text:span></text:p>
      <text:p text:style-name="P11"><text:span text:style-name="T38">FileVersionInfo.PrivatePart = private / revision version</text:span></text:p>
      <text:p text:style-name="P8"><text:span text:style-name="T38"/></text:p>
      <text:p text:style-name="P8"><text:span text:style-name="T1">public</text:span><text:span text:style-name="T21"> </text:span><text:span text:style-name="T1">void</text:span><text:span text:style-name="T21"> PrintVersion() </text:span></text:p>
      <text:p text:style-name="P12"><text:span text:style-name="T38">Prints out the version of ShellUI to the console. You must import System.Reflection and System.Diagnostics if you use this function. </text:span></text:p>
      <text:p text:style-name="P12"><text:span text:style-name="T38"/></text:p>
      <text:p text:style-name="P11"><text:span text:style-name="T38"/></text:p>
      <text:p text:style-name="P11"><text:span text:style-name="T4">public</text:span><text:span text:style-name="T26"> </text:span><text:span text:style-name="T4">void</text:span><text:span text:style-name="T26"> UiDrawBlankSpace</text:span><text:span text:style-name="T21">(</text:span><text:span text:style-name="T1">int</text:span><text:span text:style-name="T21"> amount)</text:span></text:p>
      <text:p text:style-name="P22"><text:span text:style-name="T38">Draws amount of blank spaces to the console. Technically an alias for </text:span><text:span text:style-name="T21">UiDrawMultiple(</text:span><text:span text:style-name="T82">' '</text:span><text:span text:style-name="T21">, amount).</text:span></text:p>
      <text:p text:style-name="P22"><text:span text:style-name="T21"/></text:p>
      <text:p text:style-name="P22"><text:span text:style-name="T4">public</text:span><text:span text:style-name="T26"> </text:span><text:span text:style-name="T4">void</text:span><text:span text:style-name="T26"> UiDrawMultiple</text:span><text:span text:style-name="T21">(</text:span><text:span text:style-name="T1">char</text:span><text:span text:style-name="T21"> Character, </text:span><text:span text:style-name="T1">int</text:span><text:span text:style-name="T21"> amount)</text:span></text:p>
      <text:p text:style-name="P22"><text:span text:style-name="T38">Draws amount of Character to the console. Throws </text:span><text:span text:style-name="T82">InvalidWindowPositionException</text:span><text:span text:style-name="T21"> </text:span><text:span text:style-name="T38">Exception #46 is amount is less than 0.</text:span></text:p>
      <text:p text:style-name="P22"><text:span text:style-name="T38"/></text:p>
      <text:p text:style-name="P22"><text:span text:style-name="T4">public</text:span><text:span text:style-name="T26"> </text:span><text:span text:style-name="T4">void</text:span><text:span text:style-name="T26"> UiSetCursorPosition</text:span><text:span text:style-name="T21">(</text:span><text:span text:style-name="T1">int</text:span><text:span text:style-name="T21"> x, </text:span><text:span text:style-name="T1">int</text:span><text:span text:style-name="T21"> y)</text:span></text:p>
      <text:p text:style-name="P22"><text:span text:style-name="T38">Sets the cursor position to x,y </text:span><text:span text:style-name="T49">columns</text:span><text:span text:style-name="T38">. Throws </text:span><text:span text:style-name="T82">InvalidWindowPositionException</text:span><text:span text:style-name="T21"> </text:span><text:span text:style-name="T38">Exception #46 is x or y are less than 0.</text:span></text:p>
      <text:p text:style-name="P22"><text:span text:style-name="T38"/></text:p>
      <text:p text:style-name="P9"><text:span text:style-name="T1">public</text:span><text:span text:style-name="T21"> </text:span><text:span text:style-name="T3">bool</text:span><text:span text:style-name="T21"> UiSetConsoleColour</text:span><text:span text:style-name="T27">(ConsoleColor foregroundColour, ConsoleColor backgroundColour)</text:span></text:p>
      <text:p text:style-name="P9"><text:span text:style-name="T51">Sets the console foreground and background colours to foregroundColour and backgroundColour respectively. <text:s/>For valid ConsoleColors, refer to </text:span><text:a xlink:type="simple" xlink:href="https://docs.microsoft.com/en-us/dotnet/api/system.consolecolor?view=netframework-4.7.2" text:style-name="Internet_20_link" text:visited-style-name="Visited_20_Internet_20_Link">https://docs.microsoft.com/en-us/dotnet/api/system.consolecolor?view=netframework-4.7.2</text:a><text:span text:style-name="T51">. </text:span><text:span text:style-name="T53">Returns true if successful.</text:span></text:p>
      <text:p text:style-name="P9"><text:span text:style-name="T51"/></text:p>
      <text:p text:style-name="P9"><text:span text:style-name="T1">public</text:span><text:span text:style-name="T21"> </text:span><text:span text:style-name="T1">void</text:span><text:span text:style-name="T21"> UiSetCursorSize</text:span><text:span text:style-name="T27">(</text:span><text:span text:style-name="T10">int</text:span><text:span text:style-name="T27"> height)</text:span></text:p>
      <text:p text:style-name="P9"><text:span text:style-name="T51">Sets the cursor size to height. Throws </text:span><text:span text:style-name="T84">InvalidWindowPositionException </text:span><text:span text:style-name="T51">Exception #46 if the height is less than 0.</text:span></text:p>
      <text:p text:style-name="P9"><text:span text:style-name="T51"/></text:p>
      <text:p text:style-name="P9"><text:span text:style-name="T1">public</text:span><text:span text:style-name="T21"> </text:span><text:span text:style-name="T1">void</text:span><text:span text:style-name="T21"> UiSetCursorVisibility</text:span><text:span text:style-name="T27">(</text:span><text:span text:style-name="T10">bool</text:span><text:span text:style-name="T27"> visible)</text:span></text:p>
      <text:p text:style-name="P9"><text:span text:style-name="T51">Sets the cursor visiblity to visible. Throws </text:span><text:span text:style-name="T95">InvalidWindowPositionException</text:span><text:span text:style-name="T91"> </text:span><text:span text:style-name="T51">Exception #46 if the height is less than 0.<text:line-break/></text:span></text:p>
      <text:p text:style-name="P9"><text:span text:style-name="T1">public</text:span><text:span text:style-name="T21"> </text:span><text:span text:style-name="T1">void</text:span><text:span text:style-name="T21"> UiSetWindowPosition</text:span><text:span text:style-name="T27">(</text:span><text:span text:style-name="T10">int</text:span><text:span text:style-name="T27"> x, </text:span><text:span text:style-name="T10">int</text:span><text:span text:style-name="T27"> y)</text:span></text:p>
      <text:p text:style-name="P9"><text:soft-page-break/><text:span text:style-name="T51">Sets the window position to x,y </text:span><text:span text:style-name="T38">columns </text:span><text:span text:style-name="T51">from the top-left corner of the screen. Throws </text:span><text:span text:style-name="T95">InvalidWindowPositionException</text:span><text:span text:style-name="T91"> </text:span><text:span text:style-name="T51">Exception #46 if the height is less than 0, and </text:span><text:span text:style-name="T84">ConsolePosOrSizeWouldOverrunBufferException</text:span><text:span text:style-name="T27"> </text:span><text:span text:style-name="T51">Exception #47 if the height would overrun the buffer.</text:span></text:p>
      <text:p text:style-name="P9"><text:span text:style-name="T51"/></text:p>
      <text:p text:style-name="P9"><text:span text:style-name="T1">public</text:span><text:span text:style-name="T21"> </text:span><text:span text:style-name="T3">void</text:span><text:span text:style-name="T21"> UiSetWindowTitle</text:span><text:span text:style-name="T27">(</text:span><text:span text:style-name="T10">string</text:span><text:span text:style-name="T27"> title)</text:span></text:p>
      <text:p text:style-name="P10"><text:span text:style-name="T51">Sets the window title of the console to title. Returns true if successful.</text:span></text:p>
      <text:p text:style-name="P10"><text:span text:style-name="T51"/></text:p>
      <text:p text:style-name="P10"><text:span text:style-name="T1">public</text:span><text:span text:style-name="T21"> </text:span><text:span text:style-name="T1">void</text:span><text:span text:style-name="T21"> UiSetWindowSize</text:span><text:span text:style-name="T27">(</text:span><text:span text:style-name="T10">int</text:span><text:span text:style-name="T27"> x, </text:span><text:span text:style-name="T10">int</text:span><text:span text:style-name="T27"> y)</text:span></text:p>
      <text:p text:style-name="P10"><text:span text:style-name="T51">Sets the window size in </text:span><text:span text:style-name="T38">columns </text:span><text:span text:style-name="T51">to x,y. </text:span><text:span text:style-name="T54">Throws </text:span><text:span text:style-name="T96">InvalidWindowPositionException</text:span><text:span text:style-name="T92"> </text:span><text:span text:style-name="T54">Exception #46 if the height is less than 0, <text:s/></text:span><text:span text:style-name="T85">ConsolePosOrSizeWouldOverrunBufferException</text:span><text:span text:style-name="T29"> </text:span><text:span text:style-name="T54">Exception #47 if the height would overrun the buffer, </text:span><text:span text:style-name="T51">and </text:span><text:span text:style-name="T84">ConsoleHeightTooHighException</text:span><text:span text:style-name="T27"> </text:span><text:span text:style-name="T51">Exception #48 if the height is greater than 63 columns, the max allow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 svg:font-family="A#"/>
    <style:font-face style:name="Ar#" svg:font-family="Ar#"/>
    <style:font-face style:name="Arial2" svg:font-family="Arial" style:font-family-generic="swiss"/>
    <style:font-face style:name="Consolas1" svg:font-family="Consolas" style:font-family-generic="modern" style:font-pitch="fixed"/>
    <style:font-face style:name="Amiri Quran" svg:font-family="'Amiri Quran'" style:font-pitch="variable"/>
    <style:font-face style:name="Consolas" svg:font-family="Consola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venir LT Std 45 Book" svg:font-family="'Avenir LT Std 45 Book'" style:font-family-generic="swiss" style:font-pitch="variable"/>
    <style:font-face style:name="Consolas2" svg:font-family="Consolas" style:font-family-generic="swiss"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0:29:51.870000000</meta:creation-date>
    <dc:date>2019-09-30T22:22:19.141000000</dc:date>
    <meta:editing-duration>PT1H26M23S</meta:editing-duration>
    <meta:editing-cycles>19</meta:editing-cycles>
    <meta:generator>LibreOffice/6.2.3.2$Windows_X86_64 LibreOffice_project/aecc05fe267cc68dde00352a451aa867b3b546ac</meta:generator>
    <meta:document-statistic meta:table-count="0" meta:image-count="0" meta:object-count="0" meta:page-count="6" meta:paragraph-count="169" meta:word-count="2251" meta:character-count="16601" meta:non-whitespace-character-count="14421"/>
  </office:meta>
</office:document-meta>
</file>